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cm" style:rel-column-width="873*"/>
    </style:style>
    <style:style style:name="Table1.B" style:family="table-column">
      <style:table-column-properties style:column-width="1.459cm" style:rel-column-width="827*"/>
    </style:style>
    <style:style style:name="Table1.C" style:family="table-column">
      <style:table-column-properties style:column-width="1.411cm" style:rel-column-width="800*"/>
    </style:style>
    <style:style style:name="Table1.D" style:family="table-column">
      <style:table-column-properties style:column-width="1.896cm" style:rel-column-width="1075*"/>
    </style:style>
    <style:style style:name="Table1.E" style:family="table-column">
      <style:table-column-properties style:column-width="1.699cm" style:rel-column-width="963*"/>
    </style:style>
    <style:style style:name="Table1.F" style:family="table-column">
      <style:table-column-properties style:column-width="1.785cm" style:rel-column-width="1012*"/>
    </style:style>
    <style:style style:name="Table1.G" style:family="table-column">
      <style:table-column-properties style:column-width="1.808cm" style:rel-column-width="1025*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J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J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54cm" style:rel-column-width="873*"/>
    </style:style>
    <style:style style:name="Table3.B" style:family="table-column">
      <style:table-column-properties style:column-width="1.459cm" style:rel-column-width="827*"/>
    </style:style>
    <style:style style:name="Table3.C" style:family="table-column">
      <style:table-column-properties style:column-width="1.411cm" style:rel-column-width="800*"/>
    </style:style>
    <style:style style:name="Table3.D" style:family="table-column">
      <style:table-column-properties style:column-width="1.896cm" style:rel-column-width="1075*"/>
    </style:style>
    <style:style style:name="Table3.E" style:family="table-column">
      <style:table-column-properties style:column-width="1.699cm" style:rel-column-width="963*"/>
    </style:style>
    <style:style style:name="Table3.F" style:family="table-column">
      <style:table-column-properties style:column-width="1.785cm" style:rel-column-width="1012*"/>
    </style:style>
    <style:style style:name="Table3.G" style:family="table-column">
      <style:table-column-properties style:column-width="1.808cm" style:rel-column-width="1025*"/>
    </style:style>
    <style:style style:name="Table3.A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3.J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3.J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54cm" style:rel-column-width="873*"/>
    </style:style>
    <style:style style:name="Table4.B" style:family="table-column">
      <style:table-column-properties style:column-width="1.459cm" style:rel-column-width="827*"/>
    </style:style>
    <style:style style:name="Table4.C" style:family="table-column">
      <style:table-column-properties style:column-width="1.411cm" style:rel-column-width="800*"/>
    </style:style>
    <style:style style:name="Table4.D" style:family="table-column">
      <style:table-column-properties style:column-width="1.896cm" style:rel-column-width="1075*"/>
    </style:style>
    <style:style style:name="Table4.E" style:family="table-column">
      <style:table-column-properties style:column-width="1.699cm" style:rel-column-width="963*"/>
    </style:style>
    <style:style style:name="Table4.F" style:family="table-column">
      <style:table-column-properties style:column-width="1.785cm" style:rel-column-width="1012*"/>
    </style:style>
    <style:style style:name="Table4.G" style:family="table-column">
      <style:table-column-properties style:column-width="1.808cm" style:rel-column-width="1025*"/>
    </style:style>
    <style:style style:name="Table4.A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J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4.J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54cm" style:rel-column-width="873*"/>
    </style:style>
    <style:style style:name="Table5.B" style:family="table-column">
      <style:table-column-properties style:column-width="1.459cm" style:rel-column-width="827*"/>
    </style:style>
    <style:style style:name="Table5.C" style:family="table-column">
      <style:table-column-properties style:column-width="1.411cm" style:rel-column-width="800*"/>
    </style:style>
    <style:style style:name="Table5.D" style:family="table-column">
      <style:table-column-properties style:column-width="1.896cm" style:rel-column-width="1075*"/>
    </style:style>
    <style:style style:name="Table5.E" style:family="table-column">
      <style:table-column-properties style:column-width="1.699cm" style:rel-column-width="963*"/>
    </style:style>
    <style:style style:name="Table5.F" style:family="table-column">
      <style:table-column-properties style:column-width="1.785cm" style:rel-column-width="1012*"/>
    </style:style>
    <style:style style:name="Table5.G" style:family="table-column">
      <style:table-column-properties style:column-width="1.808cm" style:rel-column-width="1025*"/>
    </style:style>
    <style:style style:name="Table5.A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J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5.J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1f05e" officeooo:paragraph-rsid="0011f05e" style:font-weight-asian="bold" style:font-weight-complex="bold"/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14cf23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14cf23" style:font-size-asian="10.5pt" style:font-size-complex="10.5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4cf23" officeooo:paragraph-rsid="0014cf23" style:font-size-asian="10.5pt" style:font-size-complex="10.5pt"/>
    </style:style>
    <style:style style:name="P9" style:family="paragraph" style:parent-style-name="Standard">
      <style:text-properties fo:font-size="10.5pt" officeooo:paragraph-rsid="0014cf23" style:font-size-asian="10.5pt" style:font-size-complex="10.5pt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14cf23"/>
    </style:style>
    <style:style style:name="P12" style:family="paragraph" style:parent-style-name="Standard">
      <style:text-properties officeooo:paragraph-rsid="0014cf23"/>
    </style:style>
    <style:style style:name="P13" style:family="paragraph" style:parent-style-name="Standard">
      <style:paragraph-properties fo:break-before="page"/>
      <style:text-properties officeooo:paragraph-rsid="0014cf23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1f05e" officeooo:paragraph-rsid="001695fc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14cf23" officeooo:paragraph-rsid="0014cf23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109eff" officeooo:paragraph-rsid="00109eff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109eff" officeooo:paragraph-rsid="0014cf23" style:font-size-asian="10.5pt" style:font-size-complex="10.5pt"/>
    </style:style>
    <style:style style:name="T1" style:family="text">
      <style:text-properties officeooo:rsid="0014cf23"/>
    </style:style>
    <style:style style:name="T2" style:family="text">
      <style:text-properties officeooo:rsid="001695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10" office:value-type="string">
            <text:p text:style-name="P2">2CT data – <text:span text:style-name="T2">Random Forest</text:span> – With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8">No. of trees</text:p>
          </table:table-cell>
          <table:table-cell table:style-name="Table1.A2" table:number-rows-spanned="2" office:value-type="string">
            <text:p text:style-name="P15">Max depth</text:p>
          </table:table-cell>
          <table:table-cell table:style-name="Table1.A2" table:number-rows-spanned="2" office:value-type="string">
            <text:p text:style-name="P15">Max features</text:p>
          </table:table-cell>
          <table:table-cell table:style-name="Table1.A2" table:number-rows-spanned="2" office:value-type="string">
            <text:p text:style-name="P6">Threshold</text:p>
          </table:table-cell>
          <table:table-cell table:style-name="Table1.A2" table:number-columns-spanned="3" office:value-type="string">
            <text:p text:style-name="P16">5-fold CV</text:p>
          </table:table-cell>
          <table:covered-table-cell/>
          <table:covered-table-cell/>
          <table:table-cell table:style-name="Table1.H2" table:number-columns-spanned="3" office:value-type="string">
            <text:p text:style-name="P16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office:value-type="string">
            <text:p text:style-name="P6">Accuracy</text:p>
          </table:table-cell>
          <table:table-cell table:style-name="Table1.A2" office:value-type="string">
            <text:p text:style-name="P6">Sensitivity</text:p>
          </table:table-cell>
          <table:table-cell table:style-name="Table1.A2" office:value-type="string">
            <text:p text:style-name="P6">Specificity</text:p>
          </table:table-cell>
          <table:table-cell table:style-name="Table1.A2" office:value-type="string">
            <text:p text:style-name="P6">Accuracy</text:p>
          </table:table-cell>
          <table:table-cell table:style-name="Table1.A2" office:value-type="string">
            <text:p text:style-name="P6">Sensitivity</text:p>
          </table:table-cell>
          <table:table-cell table:style-name="Table1.H2" office:value-type="string">
            <text:p text:style-name="P6">Specificity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0"><text:s/>'auto'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492</text:p>
          </table:table-cell>
          <table:table-cell table:style-name="Table1.A4" office:value-type="string">
            <text:p text:style-name="P1">0.53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5502</text:p>
          </table:table-cell>
          <table:table-cell table:style-name="Table1.A4" office:value-type="string">
            <text:p text:style-name="P1">0.48</text:p>
          </table:table-cell>
          <table:table-cell table:style-name="Table1.J4" office:value-type="string">
            <text:p text:style-name="P1">0.68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597</text:p>
          </table:table-cell>
          <table:table-cell table:style-name="Table1.A4" office:value-type="string">
            <text:p text:style-name="P1">0.50</text:p>
          </table:table-cell>
          <table:table-cell table:style-name="Table1.A4" office:value-type="string">
            <text:p text:style-name="P1">0.65</text:p>
          </table:table-cell>
          <table:table-cell table:style-name="Table1.A4" office:value-type="string">
            <text:p text:style-name="P1">0.5462</text:p>
          </table:table-cell>
          <table:table-cell table:style-name="Table1.A4" office:value-type="string">
            <text:p text:style-name="P1">0.47</text:p>
          </table:table-cell>
          <table:table-cell table:style-name="Table1.J4" office:value-type="string">
            <text:p text:style-name="P1">0.68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4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721</text:p>
          </table:table-cell>
          <table:table-cell table:style-name="Table1.A4" office:value-type="string">
            <text:p text:style-name="P1">0.54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711</text:p>
          </table:table-cell>
          <table:table-cell table:style-name="Table1.A4" office:value-type="string">
            <text:p text:style-name="P1">0.53</text:p>
          </table:table-cell>
          <table:table-cell table:style-name="Table1.J4" office:value-type="string">
            <text:p text:style-name="P1">0.65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634</text:p>
          </table:table-cell>
          <table:table-cell table:style-name="Table1.A4" office:value-type="string">
            <text:p text:style-name="P1">0.53</text:p>
          </table:table-cell>
          <table:table-cell table:style-name="Table1.A4" office:value-type="string">
            <text:p text:style-name="P1">0.62</text:p>
          </table:table-cell>
          <table:table-cell table:style-name="Table1.A4" office:value-type="string">
            <text:p text:style-name="P1">0.5759</text:p>
          </table:table-cell>
          <table:table-cell table:style-name="Table1.A4" office:value-type="string">
            <text:p text:style-name="P1">0.54</text:p>
          </table:table-cell>
          <table:table-cell table:style-name="Table1.J4" office:value-type="string">
            <text:p text:style-name="P1">0.64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498</text:p>
          </table:table-cell>
          <table:table-cell table:style-name="Table1.A4" office:value-type="string">
            <text:p text:style-name="P1">0.50</text:p>
          </table:table-cell>
          <table:table-cell table:style-name="Table1.A4" office:value-type="string">
            <text:p text:style-name="P1">0.62</text:p>
          </table:table-cell>
          <table:table-cell table:style-name="Table1.A4" office:value-type="string">
            <text:p text:style-name="P1">0.5639</text:p>
          </table:table-cell>
          <table:table-cell table:style-name="Table1.A4" office:value-type="string">
            <text:p text:style-name="P1">0.51</text:p>
          </table:table-cell>
          <table:table-cell table:style-name="Table1.J4" office:value-type="string">
            <text:p text:style-name="P1">0.66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">0.7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523</text:p>
          </table:table-cell>
          <table:table-cell table:style-name="Table1.A4" office:value-type="string">
            <text:p text:style-name="P1">0.52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5695</text:p>
          </table:table-cell>
          <table:table-cell table:style-name="Table1.A4" office:value-type="string">
            <text:p text:style-name="P1">0.53</text:p>
          </table:table-cell>
          <table:table-cell table:style-name="Table1.J4" office:value-type="string">
            <text:p text:style-name="P1">0.65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4</text:p>
          </table:table-cell>
          <table:table-cell table:style-name="Table1.A4" office:value-type="string">
            <text:p text:style-name="P10"><text:s/>None</text:p>
          </table:table-cell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5566</text:p>
          </table:table-cell>
          <table:table-cell table:style-name="Table1.A4" office:value-type="string">
            <text:p text:style-name="P1">0.54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5606</text:p>
          </table:table-cell>
          <table:table-cell table:style-name="Table1.A4" office:value-type="string">
            <text:p text:style-name="P1">0.55</text:p>
          </table:table-cell>
          <table:table-cell table:style-name="Table1.J4" office:value-type="string">
            <text:p text:style-name="P1">0.59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10"><text:s/>'auto'</text:p>
          </table:table-cell>
          <table:table-cell table:style-name="Table1.A11" office:value-type="string">
            <text:p text:style-name="P1">0.55</text:p>
          </table:table-cell>
          <table:table-cell table:style-name="Table1.A11" office:value-type="string">
            <text:p text:style-name="P1">0.5665</text:p>
          </table:table-cell>
          <table:table-cell table:style-name="Table1.A11" office:value-type="string">
            <text:p text:style-name="P1">0.59</text:p>
          </table:table-cell>
          <table:table-cell table:style-name="Table1.A11" office:value-type="string">
            <text:p text:style-name="P1">0.54</text:p>
          </table:table-cell>
          <table:table-cell table:style-name="Table1.A11" office:value-type="string">
            <text:p text:style-name="P1">0.5735</text:p>
          </table:table-cell>
          <table:table-cell table:style-name="Table1.A11" office:value-type="string">
            <text:p text:style-name="P1">0.57</text:p>
          </table:table-cell>
          <table:table-cell table:style-name="Table1.J11" office:value-type="string">
            <text:p text:style-name="P1">0.58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1">0.3</text:p>
          </table:table-cell>
          <table:table-cell table:style-name="Table1.A11" office:value-type="string">
            <text:p text:style-name="P1">0.55</text:p>
          </table:table-cell>
          <table:table-cell table:style-name="Table1.A11" office:value-type="string">
            <text:p text:style-name="P1">0.5820</text:p>
          </table:table-cell>
          <table:table-cell table:style-name="Table1.A11" office:value-type="string">
            <text:p text:style-name="P1">0.62</text:p>
          </table:table-cell>
          <table:table-cell table:style-name="Table1.A11" office:value-type="string">
            <text:p text:style-name="P1">0.53</text:p>
          </table:table-cell>
          <table:table-cell table:style-name="Table1.A11" office:value-type="string">
            <text:p text:style-name="P1">0.5574</text:p>
          </table:table-cell>
          <table:table-cell table:style-name="Table1.A11" office:value-type="string">
            <text:p text:style-name="P1">0.58</text:p>
          </table:table-cell>
          <table:table-cell table:style-name="Table1.J11" office:value-type="string">
            <text:p text:style-name="P1">0.52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1">0.4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585</text:p>
          </table:table-cell>
          <table:table-cell table:style-name="Table1.A11" office:value-type="string">
            <text:p text:style-name="P1">0.52</text:p>
          </table:table-cell>
          <table:table-cell table:style-name="Table1.A11" office:value-type="string">
            <text:p text:style-name="P1">0.61</text:p>
          </table:table-cell>
          <table:table-cell table:style-name="Table1.A11" office:value-type="string">
            <text:p text:style-name="P1">0.5582</text:p>
          </table:table-cell>
          <table:table-cell table:style-name="Table1.A11" office:value-type="string">
            <text:p text:style-name="P1">0.50</text:p>
          </table:table-cell>
          <table:table-cell table:style-name="Table1.J11" office:value-type="string">
            <text:p text:style-name="P1">0.67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1">0.5</text:p>
          </table:table-cell>
          <table:table-cell table:style-name="Table1.A11" office:value-type="string">
            <text:p text:style-name="P1">0.55</text:p>
          </table:table-cell>
          <table:table-cell table:style-name="Table1.A11" office:value-type="string">
            <text:p text:style-name="P1">0.5858</text:p>
          </table:table-cell>
          <table:table-cell table:style-name="Table1.A11" office:value-type="string">
            <text:p text:style-name="P1">0.62</text:p>
          </table:table-cell>
          <table:table-cell table:style-name="Table1.A11" office:value-type="string">
            <text:p text:style-name="P1">0.54</text:p>
          </table:table-cell>
          <table:table-cell table:style-name="Table1.A11" office:value-type="string">
            <text:p text:style-name="P1">0.5727</text:p>
          </table:table-cell>
          <table:table-cell table:style-name="Table1.A11" office:value-type="string">
            <text:p text:style-name="P1">0.60</text:p>
          </table:table-cell>
          <table:table-cell table:style-name="Table1.J11" office:value-type="string">
            <text:p text:style-name="P1">0.53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5</text:p>
          </table:table-cell>
          <table:table-cell table:style-name="Table1.A11" office:value-type="string">
            <text:p text:style-name="P1">0.5938</text:p>
          </table:table-cell>
          <table:table-cell table:style-name="Table1.A11" office:value-type="string">
            <text:p text:style-name="P1">0.63</text:p>
          </table:table-cell>
          <table:table-cell table:style-name="Table1.A11" office:value-type="string">
            <text:p text:style-name="P1">0.53</text:p>
          </table:table-cell>
          <table:table-cell table:style-name="Table1.A11" office:value-type="string">
            <text:p text:style-name="P1">0.5767</text:p>
          </table:table-cell>
          <table:table-cell table:style-name="Table1.A11" office:value-type="string">
            <text:p text:style-name="P1">0.59</text:p>
          </table:table-cell>
          <table:table-cell table:style-name="Table1.J11" office:value-type="string">
            <text:p text:style-name="P1">0.56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1">0.7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480</text:p>
          </table:table-cell>
          <table:table-cell table:style-name="Table1.A11" office:value-type="string">
            <text:p text:style-name="P1">0.51</text:p>
          </table:table-cell>
          <table:table-cell table:style-name="Table1.A11" office:value-type="string">
            <text:p text:style-name="P1">0.61</text:p>
          </table:table-cell>
          <table:table-cell table:style-name="Table1.A11" office:value-type="string">
            <text:p text:style-name="P1">0.5309</text:p>
          </table:table-cell>
          <table:table-cell table:style-name="Table1.A11" office:value-type="string">
            <text:p text:style-name="P1">0.47</text:p>
          </table:table-cell>
          <table:table-cell table:style-name="Table1.J11" office:value-type="string">
            <text:p text:style-name="P1">0.65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">8</text:p>
          </table:table-cell>
          <table:table-cell table:style-name="Table1.A11" office:value-type="string">
            <text:p text:style-name="P10"><text:s/>None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535</text:p>
          </table:table-cell>
          <table:table-cell table:style-name="Table1.A11" office:value-type="string">
            <text:p text:style-name="P1">0.54</text:p>
          </table:table-cell>
          <table:table-cell table:style-name="Table1.A11" office:value-type="string">
            <text:p text:style-name="P1">0.58</text:p>
          </table:table-cell>
          <table:table-cell table:style-name="Table1.A11" office:value-type="string">
            <text:p text:style-name="P1">0.5414</text:p>
          </table:table-cell>
          <table:table-cell table:style-name="Table1.A11" office:value-type="string">
            <text:p text:style-name="P1">0.48</text:p>
          </table:table-cell>
          <table:table-cell table:style-name="Table1.J11" office:value-type="string">
            <text:p text:style-name="P1">0.65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0"><text:s/>'auto'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517</text:p>
          </table:table-cell>
          <table:table-cell table:style-name="Table1.A4" office:value-type="string">
            <text:p text:style-name="P1">0.50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301</text:p>
          </table:table-cell>
          <table:table-cell table:style-name="Table1.A4" office:value-type="string">
            <text:p text:style-name="P1">0.47</text:p>
          </table:table-cell>
          <table:table-cell table:style-name="Table1.J4" office:value-type="string">
            <text:p text:style-name="P1">0.64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610</text:p>
          </table:table-cell>
          <table:table-cell table:style-name="Table1.A4" office:value-type="string">
            <text:p text:style-name="P1">0.53</text:p>
          </table:table-cell>
          <table:table-cell table:style-name="Table1.A4" office:value-type="string">
            <text:p text:style-name="P1">0.62</text:p>
          </table:table-cell>
          <table:table-cell table:style-name="Table1.A4" office:value-type="string">
            <text:p text:style-name="P1">0.5414</text:p>
          </table:table-cell>
          <table:table-cell table:style-name="Table1.A4" office:value-type="string">
            <text:p text:style-name="P1">0.48</text:p>
          </table:table-cell>
          <table:table-cell table:style-name="Table1.J4" office:value-type="string">
            <text:p text:style-name="P1">0.66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4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573</text:p>
          </table:table-cell>
          <table:table-cell table:style-name="Table1.A4" office:value-type="string">
            <text:p text:style-name="P1">0.49</text:p>
          </table:table-cell>
          <table:table-cell table:style-name="Table1.A4" office:value-type="string">
            <text:p text:style-name="P1">0.66</text:p>
          </table:table-cell>
          <table:table-cell table:style-name="Table1.A4" office:value-type="string">
            <text:p text:style-name="P1">0.5293</text:p>
          </table:table-cell>
          <table:table-cell table:style-name="Table1.A4" office:value-type="string">
            <text:p text:style-name="P1">0.45</text:p>
          </table:table-cell>
          <table:table-cell table:style-name="Table1.J4" office:value-type="string">
            <text:p text:style-name="P1">0.68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573</text:p>
          </table:table-cell>
          <table:table-cell table:style-name="Table1.A4" office:value-type="string">
            <text:p text:style-name="P1">0.50</text:p>
          </table:table-cell>
          <table:table-cell table:style-name="Table1.A4" office:value-type="string">
            <text:p text:style-name="P1">0.65</text:p>
          </table:table-cell>
          <table:table-cell table:style-name="Table1.A4" office:value-type="string">
            <text:p text:style-name="P1">0.5269</text:p>
          </table:table-cell>
          <table:table-cell table:style-name="Table1.A4" office:value-type="string">
            <text:p text:style-name="P1">0.45</text:p>
          </table:table-cell>
          <table:table-cell table:style-name="Table1.J4" office:value-type="string">
            <text:p text:style-name="P1">0.67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542</text:p>
          </table:table-cell>
          <table:table-cell table:style-name="Table1.A4" office:value-type="string">
            <text:p text:style-name="P1">0.49</text:p>
          </table:table-cell>
          <table:table-cell table:style-name="Table1.A4" office:value-type="string">
            <text:p text:style-name="P1">0.65</text:p>
          </table:table-cell>
          <table:table-cell table:style-name="Table1.A4" office:value-type="string">
            <text:p text:style-name="P1">0.5357</text:p>
          </table:table-cell>
          <table:table-cell table:style-name="Table1.A4" office:value-type="string">
            <text:p text:style-name="P1">0.48</text:p>
          </table:table-cell>
          <table:table-cell table:style-name="Table1.J4" office:value-type="string">
            <text:p text:style-name="P1">0.63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">0.7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424</text:p>
          </table:table-cell>
          <table:table-cell table:style-name="Table1.A4" office:value-type="string">
            <text:p text:style-name="P1">0.47</text:p>
          </table:table-cell>
          <table:table-cell table:style-name="Table1.A4" office:value-type="string">
            <text:p text:style-name="P1">0.66</text:p>
          </table:table-cell>
          <table:table-cell table:style-name="Table1.A4" office:value-type="string">
            <text:p text:style-name="P1">0.5510</text:p>
          </table:table-cell>
          <table:table-cell table:style-name="Table1.A4" office:value-type="string">
            <text:p text:style-name="P1">0.49</text:p>
          </table:table-cell>
          <table:table-cell table:style-name="Table1.J4" office:value-type="string">
            <text:p text:style-name="P1">0.67</text:p>
          </table:table-cell>
        </table:table-row>
        <table:table-row>
          <table:table-cell table:style-name="Table1.A4" office:value-type="string">
            <text:p text:style-name="P1">5</text:p>
          </table:table-cell>
          <table:table-cell table:style-name="Table1.A4" office:value-type="string">
            <text:p text:style-name="P1">16</text:p>
          </table:table-cell>
          <table:table-cell table:style-name="Table1.A4" office:value-type="string">
            <text:p text:style-name="P10"><text:s/>None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5461</text:p>
          </table:table-cell>
          <table:table-cell table:style-name="Table1.A4" office:value-type="string">
            <text:p text:style-name="P1">0.49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141</text:p>
          </table:table-cell>
          <table:table-cell table:style-name="Table1.A4" office:value-type="string">
            <text:p text:style-name="P1">0.44</text:p>
          </table:table-cell>
          <table:table-cell table:style-name="Table1.J4" office:value-type="string">
            <text:p text:style-name="P1">0.65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0">None</text:p>
          </table:table-cell>
          <table:table-cell table:style-name="Table1.A11" office:value-type="string">
            <text:p text:style-name="P10"><text:s/>'auto'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269</text:p>
          </table:table-cell>
          <table:table-cell table:style-name="Table1.A11" office:value-type="string">
            <text:p text:style-name="P1">0.45</text:p>
          </table:table-cell>
          <table:table-cell table:style-name="Table1.A11" office:value-type="string">
            <text:p text:style-name="P1">0.64</text:p>
          </table:table-cell>
          <table:table-cell table:style-name="Table1.A11" office:value-type="string">
            <text:p text:style-name="P1">0.5157</text:p>
          </table:table-cell>
          <table:table-cell table:style-name="Table1.A11" office:value-type="string">
            <text:p text:style-name="P1">0.41</text:p>
          </table:table-cell>
          <table:table-cell table:style-name="Table1.J11" office:value-type="string">
            <text:p text:style-name="P1">0.70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0">None</text:p>
          </table:table-cell>
          <table:table-cell table:style-name="Table1.A11" office:value-type="string">
            <text:p text:style-name="P1">0.3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486</text:p>
          </table:table-cell>
          <table:table-cell table:style-name="Table1.A11" office:value-type="string">
            <text:p text:style-name="P1">0.47</text:p>
          </table:table-cell>
          <table:table-cell table:style-name="Table1.A11" office:value-type="string">
            <text:p text:style-name="P1">0.67</text:p>
          </table:table-cell>
          <table:table-cell table:style-name="Table1.A11" office:value-type="string">
            <text:p text:style-name="P1">0.5382</text:p>
          </table:table-cell>
          <table:table-cell table:style-name="Table1.A11" office:value-type="string">
            <text:p text:style-name="P1">0.43</text:p>
          </table:table-cell>
          <table:table-cell table:style-name="Table1.J11" office:value-type="string">
            <text:p text:style-name="P1">0.74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0">None</text:p>
          </table:table-cell>
          <table:table-cell table:style-name="Table1.A11" office:value-type="string">
            <text:p text:style-name="P1">0.4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338</text:p>
          </table:table-cell>
          <table:table-cell table:style-name="Table1.A11" office:value-type="string">
            <text:p text:style-name="P1">0.44</text:p>
          </table:table-cell>
          <table:table-cell table:style-name="Table1.A11" office:value-type="string">
            <text:p text:style-name="P1">0.69</text:p>
          </table:table-cell>
          <table:table-cell table:style-name="Table1.A11" office:value-type="string">
            <text:p text:style-name="P1">0.5173</text:p>
          </table:table-cell>
          <table:table-cell table:style-name="Table1.A11" office:value-type="string">
            <text:p text:style-name="P1">0.42</text:p>
          </table:table-cell>
          <table:table-cell table:style-name="Table1.J11" office:value-type="string">
            <text:p text:style-name="P1">0.70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0">None</text:p>
          </table:table-cell>
          <table:table-cell table:style-name="Table1.A11" office:value-type="string">
            <text:p text:style-name="P1">0.5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275</text:p>
          </table:table-cell>
          <table:table-cell table:style-name="Table1.A11" office:value-type="string">
            <text:p text:style-name="P1">0.44</text:p>
          </table:table-cell>
          <table:table-cell table:style-name="Table1.A11" office:value-type="string">
            <text:p text:style-name="P1">0.66</text:p>
          </table:table-cell>
          <table:table-cell table:style-name="Table1.A11" office:value-type="string">
            <text:p text:style-name="P1">0.5157</text:p>
          </table:table-cell>
          <table:table-cell table:style-name="Table1.A11" office:value-type="string">
            <text:p text:style-name="P1">0.41</text:p>
          </table:table-cell>
          <table:table-cell table:style-name="Table1.J11" office:value-type="string">
            <text:p text:style-name="P1">0.70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0">None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573</text:p>
          </table:table-cell>
          <table:table-cell table:style-name="Table1.A11" office:value-type="string">
            <text:p text:style-name="P1">0.47</text:p>
          </table:table-cell>
          <table:table-cell table:style-name="Table1.A11" office:value-type="string">
            <text:p text:style-name="P1">0.70</text:p>
          </table:table-cell>
          <table:table-cell table:style-name="Table1.A11" office:value-type="string">
            <text:p text:style-name="P1">0.5205</text:p>
          </table:table-cell>
          <table:table-cell table:style-name="Table1.A11" office:value-type="string">
            <text:p text:style-name="P1">0.43</text:p>
          </table:table-cell>
          <table:table-cell table:style-name="Table1.J11" office:value-type="string">
            <text:p text:style-name="P1">0.68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0">None</text:p>
          </table:table-cell>
          <table:table-cell table:style-name="Table1.A11" office:value-type="string">
            <text:p text:style-name="P1">0.7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325</text:p>
          </table:table-cell>
          <table:table-cell table:style-name="Table1.A11" office:value-type="string">
            <text:p text:style-name="P1">0.43</text:p>
          </table:table-cell>
          <table:table-cell table:style-name="Table1.A11" office:value-type="string">
            <text:p text:style-name="P1">0.69</text:p>
          </table:table-cell>
          <table:table-cell table:style-name="Table1.A11" office:value-type="string">
            <text:p text:style-name="P1">0.5293</text:p>
          </table:table-cell>
          <table:table-cell table:style-name="Table1.A11" office:value-type="string">
            <text:p text:style-name="P1">0.44</text:p>
          </table:table-cell>
          <table:table-cell table:style-name="Table1.J11" office:value-type="string">
            <text:p text:style-name="P1">0.69</text:p>
          </table:table-cell>
        </table:table-row>
        <table:table-row>
          <table:table-cell table:style-name="Table1.A11" office:value-type="string">
            <text:p text:style-name="P1">5</text:p>
          </table:table-cell>
          <table:table-cell table:style-name="Table1.A11" office:value-type="string">
            <text:p text:style-name="P10">None</text:p>
          </table:table-cell>
          <table:table-cell table:style-name="Table1.A11" office:value-type="string">
            <text:p text:style-name="P10"><text:s/>None</text:p>
          </table:table-cell>
          <table:table-cell table:style-name="Table1.A11" office:value-type="string">
            <text:p text:style-name="P1">0.6</text:p>
          </table:table-cell>
          <table:table-cell table:style-name="Table1.A11" office:value-type="string">
            <text:p text:style-name="P1">0.5362</text:p>
          </table:table-cell>
          <table:table-cell table:style-name="Table1.A11" office:value-type="string">
            <text:p text:style-name="P1">0.47</text:p>
          </table:table-cell>
          <table:table-cell table:style-name="Table1.A11" office:value-type="string">
            <text:p text:style-name="P1">0.65</text:p>
          </table:table-cell>
          <table:table-cell table:style-name="Table1.A11" office:value-type="string">
            <text:p text:style-name="P1">0.5076</text:p>
          </table:table-cell>
          <table:table-cell table:style-name="Table1.A11" office:value-type="string">
            <text:p text:style-name="P1">0.41</text:p>
          </table:table-cell>
          <table:table-cell table:style-name="Table1.J11" office:value-type="string">
            <text:p text:style-name="P1">0.68</text:p>
          </table:table-cell>
        </table:table-row>
      </table:table>
      <text:p text:style-name="Standard"/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E"/>
        <table:table-column table:style-name="Table3.D"/>
        <table:table-column table:style-name="Table3.G"/>
        <table:table-row>
          <table:table-cell table:style-name="Table3.A1" table:number-columns-spanned="10" office:value-type="string">
            <text:p text:style-name="P14">2CT data – <text:span text:style-name="T2">Random Forest</text:span> – With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2" office:value-type="string">
            <text:p text:style-name="P8">No. of trees</text:p>
          </table:table-cell>
          <table:table-cell table:style-name="Table3.A2" table:number-rows-spanned="2" office:value-type="string">
            <text:p text:style-name="P15">Max depth</text:p>
          </table:table-cell>
          <table:table-cell table:style-name="Table3.A2" table:number-rows-spanned="2" office:value-type="string">
            <text:p text:style-name="P15">Max features</text:p>
          </table:table-cell>
          <table:table-cell table:style-name="Table3.A2" table:number-rows-spanned="2" office:value-type="string">
            <text:p text:style-name="P7">Threshold</text:p>
          </table:table-cell>
          <table:table-cell table:style-name="Table3.A2" table:number-columns-spanned="3" office:value-type="string">
            <text:p text:style-name="P17">5-fold CV</text:p>
          </table:table-cell>
          <table:covered-table-cell/>
          <table:covered-table-cell/>
          <table:table-cell table:style-name="Table3.H2" table:number-columns-spanned="3" office:value-type="string">
            <text:p text:style-name="P17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A2" office:value-type="string">
            <text:p text:style-name="P7">Accuracy</text:p>
          </table:table-cell>
          <table:table-cell table:style-name="Table3.A2" office:value-type="string">
            <text:p text:style-name="P7">Sensitivity</text:p>
          </table:table-cell>
          <table:table-cell table:style-name="Table3.A2" office:value-type="string">
            <text:p text:style-name="P7">Specificity</text:p>
          </table:table-cell>
          <table:table-cell table:style-name="Table3.A2" office:value-type="string">
            <text:p text:style-name="P7">Accuracy</text:p>
          </table:table-cell>
          <table:table-cell table:style-name="Table3.A2" office:value-type="string">
            <text:p text:style-name="P7">Sensitivity</text:p>
          </table:table-cell>
          <table:table-cell table:style-name="Table3.H2" office:value-type="string">
            <text:p text:style-name="P7">Specificity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0"><text:s/>'auto'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591</text:p>
          </table:table-cell>
          <table:table-cell table:style-name="Table3.A4" office:value-type="string">
            <text:p text:style-name="P1">0.53</text:p>
          </table:table-cell>
          <table:table-cell table:style-name="Table3.A4" office:value-type="string">
            <text:p text:style-name="P1">0.61</text:p>
          </table:table-cell>
          <table:table-cell table:style-name="Table3.A4" office:value-type="string">
            <text:p text:style-name="P1">0.5751</text:p>
          </table:table-cell>
          <table:table-cell table:style-name="Table3.A4" office:value-type="string">
            <text:p text:style-name="P1">0.52</text:p>
          </table:table-cell>
          <table:table-cell table:style-name="Table3.J4" office:value-type="string">
            <text:p text:style-name="P1">0.68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3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610</text:p>
          </table:table-cell>
          <table:table-cell table:style-name="Table3.A4" office:value-type="string">
            <text:p text:style-name="P1">0.50</text:p>
          </table:table-cell>
          <table:table-cell table:style-name="Table3.A4" office:value-type="string">
            <text:p text:style-name="P1">0.66</text:p>
          </table:table-cell>
          <table:table-cell table:style-name="Table3.A4" office:value-type="string">
            <text:p text:style-name="P1">0.5566</text:p>
          </table:table-cell>
          <table:table-cell table:style-name="Table3.A4" office:value-type="string">
            <text:p text:style-name="P1">0.48</text:p>
          </table:table-cell>
          <table:table-cell table:style-name="Table3.J4" office:value-type="string">
            <text:p text:style-name="P1">0.69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4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641</text:p>
          </table:table-cell>
          <table:table-cell table:style-name="Table3.A4" office:value-type="string">
            <text:p text:style-name="P1">0.52</text:p>
          </table:table-cell>
          <table:table-cell table:style-name="Table3.A4" office:value-type="string">
            <text:p text:style-name="P1">0.64</text:p>
          </table:table-cell>
          <table:table-cell table:style-name="Table3.A4" office:value-type="string">
            <text:p text:style-name="P1">0.5582</text:p>
          </table:table-cell>
          <table:table-cell table:style-name="Table3.A4" office:value-type="string">
            <text:p text:style-name="P1">0.51</text:p>
          </table:table-cell>
          <table:table-cell table:style-name="Table3.J4" office:value-type="string">
            <text:p text:style-name="P1">0.65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5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671</text:p>
          </table:table-cell>
          <table:table-cell table:style-name="Table3.A4" office:value-type="string">
            <text:p text:style-name="P1">0.51</text:p>
          </table:table-cell>
          <table:table-cell table:style-name="Table3.A4" office:value-type="string">
            <text:p text:style-name="P1">0.65</text:p>
          </table:table-cell>
          <table:table-cell table:style-name="Table3.A4" office:value-type="string">
            <text:p text:style-name="P1">0.5663</text:p>
          </table:table-cell>
          <table:table-cell table:style-name="Table3.A4" office:value-type="string">
            <text:p text:style-name="P1">0.52</text:p>
          </table:table-cell>
          <table:table-cell table:style-name="Table3.J4" office:value-type="string">
            <text:p text:style-name="P1">0.65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665</text:p>
          </table:table-cell>
          <table:table-cell table:style-name="Table3.A4" office:value-type="string">
            <text:p text:style-name="P1">0.54</text:p>
          </table:table-cell>
          <table:table-cell table:style-name="Table3.A4" office:value-type="string">
            <text:p text:style-name="P1">0.61</text:p>
          </table:table-cell>
          <table:table-cell table:style-name="Table3.A4" office:value-type="string">
            <text:p text:style-name="P1">0.5622</text:p>
          </table:table-cell>
          <table:table-cell table:style-name="Table3.A4" office:value-type="string">
            <text:p text:style-name="P1">0.52</text:p>
          </table:table-cell>
          <table:table-cell table:style-name="Table3.J4" office:value-type="string">
            <text:p text:style-name="P1">0.64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">0.7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739</text:p>
          </table:table-cell>
          <table:table-cell table:style-name="Table3.A4" office:value-type="string">
            <text:p text:style-name="P1">0.53</text:p>
          </table:table-cell>
          <table:table-cell table:style-name="Table3.A4" office:value-type="string">
            <text:p text:style-name="P1">0.64</text:p>
          </table:table-cell>
          <table:table-cell table:style-name="Table3.A4" office:value-type="string">
            <text:p text:style-name="P1">0.5671</text:p>
          </table:table-cell>
          <table:table-cell table:style-name="Table3.A4" office:value-type="string">
            <text:p text:style-name="P1">0.52</text:p>
          </table:table-cell>
          <table:table-cell table:style-name="Table3.J4" office:value-type="string">
            <text:p text:style-name="P1">0.65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4</text:p>
          </table:table-cell>
          <table:table-cell table:style-name="Table3.A4" office:value-type="string">
            <text:p text:style-name="P10"><text:s/>None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5709</text:p>
          </table:table-cell>
          <table:table-cell table:style-name="Table3.A4" office:value-type="string">
            <text:p text:style-name="P1">0.54</text:p>
          </table:table-cell>
          <table:table-cell table:style-name="Table3.A4" office:value-type="string">
            <text:p text:style-name="P1">0.61</text:p>
          </table:table-cell>
          <table:table-cell table:style-name="Table3.A4" office:value-type="string">
            <text:p text:style-name="P1">0.5647</text:p>
          </table:table-cell>
          <table:table-cell table:style-name="Table3.A4" office:value-type="string">
            <text:p text:style-name="P1">0.53</text:p>
          </table:table-cell>
          <table:table-cell table:style-name="Table3.J4" office:value-type="string">
            <text:p text:style-name="P1">0.64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10"><text:s/>'auto'</text:p>
          </table:table-cell>
          <table:table-cell table:style-name="Table3.A11" office:value-type="string">
            <text:p text:style-name="P1">0.55</text:p>
          </table:table-cell>
          <table:table-cell table:style-name="Table3.A11" office:value-type="string">
            <text:p text:style-name="P1">0.5833</text:p>
          </table:table-cell>
          <table:table-cell table:style-name="Table3.A11" office:value-type="string">
            <text:p text:style-name="P1">0.61</text:p>
          </table:table-cell>
          <table:table-cell table:style-name="Table3.A11" office:value-type="string">
            <text:p text:style-name="P1">0.54</text:p>
          </table:table-cell>
          <table:table-cell table:style-name="Table3.A11" office:value-type="string">
            <text:p text:style-name="P1">0.5992</text:p>
          </table:table-cell>
          <table:table-cell table:style-name="Table3.A11" office:value-type="string">
            <text:p text:style-name="P1">0.60</text:p>
          </table:table-cell>
          <table:table-cell table:style-name="Table3.J11" office:value-type="string">
            <text:p text:style-name="P1">0.59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1">0.3</text:p>
          </table:table-cell>
          <table:table-cell table:style-name="Table3.A11" office:value-type="string">
            <text:p text:style-name="P1">0.55</text:p>
          </table:table-cell>
          <table:table-cell table:style-name="Table3.A11" office:value-type="string">
            <text:p text:style-name="P1">0.5969</text:p>
          </table:table-cell>
          <table:table-cell table:style-name="Table3.A11" office:value-type="string">
            <text:p text:style-name="P1">0.63</text:p>
          </table:table-cell>
          <table:table-cell table:style-name="Table3.A11" office:value-type="string">
            <text:p text:style-name="P1">0.55</text:p>
          </table:table-cell>
          <table:table-cell table:style-name="Table3.A11" office:value-type="string">
            <text:p text:style-name="P1">0.5823</text:p>
          </table:table-cell>
          <table:table-cell table:style-name="Table3.A11" office:value-type="string">
            <text:p text:style-name="P1">0.59</text:p>
          </table:table-cell>
          <table:table-cell table:style-name="Table3.J11" office:value-type="string">
            <text:p text:style-name="P1">0.56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1">0.4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591</text:p>
          </table:table-cell>
          <table:table-cell table:style-name="Table3.A11" office:value-type="string">
            <text:p text:style-name="P1">0.51</text:p>
          </table:table-cell>
          <table:table-cell table:style-name="Table3.A11" office:value-type="string">
            <text:p text:style-name="P1">0.64</text:p>
          </table:table-cell>
          <table:table-cell table:style-name="Table3.A11" office:value-type="string">
            <text:p text:style-name="P1">0.5582</text:p>
          </table:table-cell>
          <table:table-cell table:style-name="Table3.A11" office:value-type="string">
            <text:p text:style-name="P1">0.49</text:p>
          </table:table-cell>
          <table:table-cell table:style-name="Table3.J11" office:value-type="string">
            <text:p text:style-name="P1">0.69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1">0.5</text:p>
          </table:table-cell>
          <table:table-cell table:style-name="Table3.A11" office:value-type="string">
            <text:p text:style-name="P1">0.55</text:p>
          </table:table-cell>
          <table:table-cell table:style-name="Table3.A11" office:value-type="string">
            <text:p text:style-name="P1">0.6099</text:p>
          </table:table-cell>
          <table:table-cell table:style-name="Table3.A11" office:value-type="string">
            <text:p text:style-name="P1">0.65</text:p>
          </table:table-cell>
          <table:table-cell table:style-name="Table3.A11" office:value-type="string">
            <text:p text:style-name="P1">0.54</text:p>
          </table:table-cell>
          <table:table-cell table:style-name="Table3.A11" office:value-type="string">
            <text:p text:style-name="P1">0.5928</text:p>
          </table:table-cell>
          <table:table-cell table:style-name="Table3.A11" office:value-type="string">
            <text:p text:style-name="P1">0.62</text:p>
          </table:table-cell>
          <table:table-cell table:style-name="Table3.J11" office:value-type="string">
            <text:p text:style-name="P1">0.55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579</text:p>
          </table:table-cell>
          <table:table-cell table:style-name="Table3.A11" office:value-type="string">
            <text:p text:style-name="P1">0.52</text:p>
          </table:table-cell>
          <table:table-cell table:style-name="Table3.A11" office:value-type="string">
            <text:p text:style-name="P1">0.62</text:p>
          </table:table-cell>
          <table:table-cell table:style-name="Table3.A11" office:value-type="string">
            <text:p text:style-name="P1">0.5173</text:p>
          </table:table-cell>
          <table:table-cell table:style-name="Table3.A11" office:value-type="string">
            <text:p text:style-name="P1">0.45</text:p>
          </table:table-cell>
          <table:table-cell table:style-name="Table3.J11" office:value-type="string">
            <text:p text:style-name="P1">0.64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1">0.7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486</text:p>
          </table:table-cell>
          <table:table-cell table:style-name="Table3.A11" office:value-type="string">
            <text:p text:style-name="P1">0.51</text:p>
          </table:table-cell>
          <table:table-cell table:style-name="Table3.A11" office:value-type="string">
            <text:p text:style-name="P1">0.61</text:p>
          </table:table-cell>
          <table:table-cell table:style-name="Table3.A11" office:value-type="string">
            <text:p text:style-name="P1">0.5414</text:p>
          </table:table-cell>
          <table:table-cell table:style-name="Table3.A11" office:value-type="string">
            <text:p text:style-name="P1">0.48</text:p>
          </table:table-cell>
          <table:table-cell table:style-name="Table3.J11" office:value-type="string">
            <text:p text:style-name="P1">0.66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">8</text:p>
          </table:table-cell>
          <table:table-cell table:style-name="Table3.A11" office:value-type="string">
            <text:p text:style-name="P10"><text:s/>None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690</text:p>
          </table:table-cell>
          <table:table-cell table:style-name="Table3.A11" office:value-type="string">
            <text:p text:style-name="P1">0.53</text:p>
          </table:table-cell>
          <table:table-cell table:style-name="Table3.A11" office:value-type="string">
            <text:p text:style-name="P1">0.64</text:p>
          </table:table-cell>
          <table:table-cell table:style-name="Table3.A11" office:value-type="string">
            <text:p text:style-name="P1">0.5422</text:p>
          </table:table-cell>
          <table:table-cell table:style-name="Table3.A11" office:value-type="string">
            <text:p text:style-name="P1">0.47</text:p>
          </table:table-cell>
          <table:table-cell table:style-name="Table3.J11" office:value-type="string">
            <text:p text:style-name="P1">0.68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0"><text:s/>'auto'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690</text:p>
          </table:table-cell>
          <table:table-cell table:style-name="Table3.A4" office:value-type="string">
            <text:p text:style-name="P1">0.57</text:p>
          </table:table-cell>
          <table:table-cell table:style-name="Table3.A4" office:value-type="string">
            <text:p text:style-name="P1">0.57</text:p>
          </table:table-cell>
          <table:table-cell table:style-name="Table3.A4" office:value-type="string">
            <text:p text:style-name="P1">0.5550</text:p>
          </table:table-cell>
          <table:table-cell table:style-name="Table3.A4" office:value-type="string">
            <text:p text:style-name="P1">0.54</text:p>
          </table:table-cell>
          <table:table-cell table:style-name="Table3.J4" office:value-type="string">
            <text:p text:style-name="P1">0.59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3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944</text:p>
          </table:table-cell>
          <table:table-cell table:style-name="Table3.A4" office:value-type="string">
            <text:p text:style-name="P1">0.59</text:p>
          </table:table-cell>
          <table:table-cell table:style-name="Table3.A4" office:value-type="string">
            <text:p text:style-name="P1">0.60</text:p>
          </table:table-cell>
          <table:table-cell table:style-name="Table3.A4" office:value-type="string">
            <text:p text:style-name="P1">0.5751</text:p>
          </table:table-cell>
          <table:table-cell table:style-name="Table3.A4" office:value-type="string">
            <text:p text:style-name="P1">0.56</text:p>
          </table:table-cell>
          <table:table-cell table:style-name="Table3.J4" office:value-type="string">
            <text:p text:style-name="P1">0.61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4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783</text:p>
          </table:table-cell>
          <table:table-cell table:style-name="Table3.A4" office:value-type="string">
            <text:p text:style-name="P1">0.55</text:p>
          </table:table-cell>
          <table:table-cell table:style-name="Table3.A4" office:value-type="string">
            <text:p text:style-name="P1">0.62</text:p>
          </table:table-cell>
          <table:table-cell table:style-name="Table3.A4" office:value-type="string">
            <text:p text:style-name="P1">0.5711</text:p>
          </table:table-cell>
          <table:table-cell table:style-name="Table3.A4" office:value-type="string">
            <text:p text:style-name="P1">0.54</text:p>
          </table:table-cell>
          <table:table-cell table:style-name="Table3.J4" office:value-type="string">
            <text:p text:style-name="P1">0.63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5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814</text:p>
          </table:table-cell>
          <table:table-cell table:style-name="Table3.A4" office:value-type="string">
            <text:p text:style-name="P1">0.58</text:p>
          </table:table-cell>
          <table:table-cell table:style-name="Table3.A4" office:value-type="string">
            <text:p text:style-name="P1">0.59</text:p>
          </table:table-cell>
          <table:table-cell table:style-name="Table3.A4" office:value-type="string">
            <text:p text:style-name="P1">0.5631</text:p>
          </table:table-cell>
          <table:table-cell table:style-name="Table3.A4" office:value-type="string">
            <text:p text:style-name="P1">0.53</text:p>
          </table:table-cell>
          <table:table-cell table:style-name="Table3.J4" office:value-type="string">
            <text:p text:style-name="P1">0.63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907</text:p>
          </table:table-cell>
          <table:table-cell table:style-name="Table3.A4" office:value-type="string">
            <text:p text:style-name="P1">0.57</text:p>
          </table:table-cell>
          <table:table-cell table:style-name="Table3.A4" office:value-type="string">
            <text:p text:style-name="P1">0.62</text:p>
          </table:table-cell>
          <table:table-cell table:style-name="Table3.A4" office:value-type="string">
            <text:p text:style-name="P1">0.5486</text:p>
          </table:table-cell>
          <table:table-cell table:style-name="Table3.A4" office:value-type="string">
            <text:p text:style-name="P1">0.51</text:p>
          </table:table-cell>
          <table:table-cell table:style-name="Table3.J4" office:value-type="string">
            <text:p text:style-name="P1">0.62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">0.7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604</text:p>
          </table:table-cell>
          <table:table-cell table:style-name="Table3.A4" office:value-type="string">
            <text:p text:style-name="P1">0.52</text:p>
          </table:table-cell>
          <table:table-cell table:style-name="Table3.A4" office:value-type="string">
            <text:p text:style-name="P1">0.62</text:p>
          </table:table-cell>
          <table:table-cell table:style-name="Table3.A4" office:value-type="string">
            <text:p text:style-name="P1">0.5751</text:p>
          </table:table-cell>
          <table:table-cell table:style-name="Table3.A4" office:value-type="string">
            <text:p text:style-name="P1">0.55</text:p>
          </table:table-cell>
          <table:table-cell table:style-name="Table3.J4" office:value-type="string">
            <text:p text:style-name="P1">0.63</text:p>
          </table:table-cell>
        </table:table-row>
        <table:table-row>
          <table:table-cell table:style-name="Table3.A4" office:value-type="string">
            <text:p text:style-name="P1">10</text:p>
          </table:table-cell>
          <table:table-cell table:style-name="Table3.A4" office:value-type="string">
            <text:p text:style-name="P1">16</text:p>
          </table:table-cell>
          <table:table-cell table:style-name="Table3.A4" office:value-type="string">
            <text:p text:style-name="P10"><text:s/>None</text:p>
          </table:table-cell>
          <table:table-cell table:style-name="Table3.A4" office:value-type="string">
            <text:p text:style-name="P1">0.6</text:p>
          </table:table-cell>
          <table:table-cell table:style-name="Table3.A4" office:value-type="string">
            <text:p text:style-name="P1">0.5733</text:p>
          </table:table-cell>
          <table:table-cell table:style-name="Table3.A4" office:value-type="string">
            <text:p text:style-name="P1">0.56</text:p>
          </table:table-cell>
          <table:table-cell table:style-name="Table3.A4" office:value-type="string">
            <text:p text:style-name="P1">0.60</text:p>
          </table:table-cell>
          <table:table-cell table:style-name="Table3.A4" office:value-type="string">
            <text:p text:style-name="P1">0.5703</text:p>
          </table:table-cell>
          <table:table-cell table:style-name="Table3.A4" office:value-type="string">
            <text:p text:style-name="P1">0.54</text:p>
          </table:table-cell>
          <table:table-cell table:style-name="Table3.J4" office:value-type="string">
            <text:p text:style-name="P1">0.63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0">None</text:p>
          </table:table-cell>
          <table:table-cell table:style-name="Table3.A11" office:value-type="string">
            <text:p text:style-name="P10"><text:s/>'auto'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504</text:p>
          </table:table-cell>
          <table:table-cell table:style-name="Table3.A11" office:value-type="string">
            <text:p text:style-name="P1">0.51</text:p>
          </table:table-cell>
          <table:table-cell table:style-name="Table3.A11" office:value-type="string">
            <text:p text:style-name="P1">0.61</text:p>
          </table:table-cell>
          <table:table-cell table:style-name="Table3.A11" office:value-type="string">
            <text:p text:style-name="P1">0.5398</text:p>
          </table:table-cell>
          <table:table-cell table:style-name="Table3.A11" office:value-type="string">
            <text:p text:style-name="P1">0.48</text:p>
          </table:table-cell>
          <table:table-cell table:style-name="Table3.J11" office:value-type="string">
            <text:p text:style-name="P1">0.65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0">None</text:p>
          </table:table-cell>
          <table:table-cell table:style-name="Table3.A11" office:value-type="string">
            <text:p text:style-name="P1">0.3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801</text:p>
          </table:table-cell>
          <table:table-cell table:style-name="Table3.A11" office:value-type="string">
            <text:p text:style-name="P1">0.54</text:p>
          </table:table-cell>
          <table:table-cell table:style-name="Table3.A11" office:value-type="string">
            <text:p text:style-name="P1">0.65</text:p>
          </table:table-cell>
          <table:table-cell table:style-name="Table3.A11" office:value-type="string">
            <text:p text:style-name="P1">0.5719</text:p>
          </table:table-cell>
          <table:table-cell table:style-name="Table3.A11" office:value-type="string">
            <text:p text:style-name="P1">0.51</text:p>
          </table:table-cell>
          <table:table-cell table:style-name="Table3.J11" office:value-type="string">
            <text:p text:style-name="P1">0.68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0">None</text:p>
          </table:table-cell>
          <table:table-cell table:style-name="Table3.A11" office:value-type="string">
            <text:p text:style-name="P1">0.4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647</text:p>
          </table:table-cell>
          <table:table-cell table:style-name="Table3.A11" office:value-type="string">
            <text:p text:style-name="P1">0.52</text:p>
          </table:table-cell>
          <table:table-cell table:style-name="Table3.A11" office:value-type="string">
            <text:p text:style-name="P1">0.64</text:p>
          </table:table-cell>
          <table:table-cell table:style-name="Table3.A11" office:value-type="string">
            <text:p text:style-name="P1">0.5446</text:p>
          </table:table-cell>
          <table:table-cell table:style-name="Table3.A11" office:value-type="string">
            <text:p text:style-name="P1">0.48</text:p>
          </table:table-cell>
          <table:table-cell table:style-name="Table3.J11" office:value-type="string">
            <text:p text:style-name="P1">0.67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0">None</text:p>
          </table:table-cell>
          <table:table-cell table:style-name="Table3.A11" office:value-type="string">
            <text:p text:style-name="P1">0.5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640</text:p>
          </table:table-cell>
          <table:table-cell table:style-name="Table3.A11" office:value-type="string">
            <text:p text:style-name="P1">0.54</text:p>
          </table:table-cell>
          <table:table-cell table:style-name="Table3.A11" office:value-type="string">
            <text:p text:style-name="P1">0.61</text:p>
          </table:table-cell>
          <table:table-cell table:style-name="Table3.A11" office:value-type="string">
            <text:p text:style-name="P1">0.5647</text:p>
          </table:table-cell>
          <table:table-cell table:style-name="Table3.A11" office:value-type="string">
            <text:p text:style-name="P1">0.51</text:p>
          </table:table-cell>
          <table:table-cell table:style-name="Table3.J11" office:value-type="string">
            <text:p text:style-name="P1">0.66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0">None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802</text:p>
          </table:table-cell>
          <table:table-cell table:style-name="Table3.A11" office:value-type="string">
            <text:p text:style-name="P1">0.54</text:p>
          </table:table-cell>
          <table:table-cell table:style-name="Table3.A11" office:value-type="string">
            <text:p text:style-name="P1">0.64</text:p>
          </table:table-cell>
          <table:table-cell table:style-name="Table3.A11" office:value-type="string">
            <text:p text:style-name="P1">0.5398</text:p>
          </table:table-cell>
          <table:table-cell table:style-name="Table3.A11" office:value-type="string">
            <text:p text:style-name="P1">0.49</text:p>
          </table:table-cell>
          <table:table-cell table:style-name="Table3.J11" office:value-type="string">
            <text:p text:style-name="P1">0.63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0">None</text:p>
          </table:table-cell>
          <table:table-cell table:style-name="Table3.A11" office:value-type="string">
            <text:p text:style-name="P1">0.7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696</text:p>
          </table:table-cell>
          <table:table-cell table:style-name="Table3.A11" office:value-type="string">
            <text:p text:style-name="P1">0.52</text:p>
          </table:table-cell>
          <table:table-cell table:style-name="Table3.A11" office:value-type="string">
            <text:p text:style-name="P1">0.64</text:p>
          </table:table-cell>
          <table:table-cell table:style-name="Table3.A11" office:value-type="string">
            <text:p text:style-name="P1">0.5510</text:p>
          </table:table-cell>
          <table:table-cell table:style-name="Table3.A11" office:value-type="string">
            <text:p text:style-name="P1">0.50</text:p>
          </table:table-cell>
          <table:table-cell table:style-name="Table3.J11" office:value-type="string">
            <text:p text:style-name="P1">0.64</text:p>
          </table:table-cell>
        </table:table-row>
        <table:table-row>
          <table:table-cell table:style-name="Table3.A11" office:value-type="string">
            <text:p text:style-name="P1">10</text:p>
          </table:table-cell>
          <table:table-cell table:style-name="Table3.A11" office:value-type="string">
            <text:p text:style-name="P10">None</text:p>
          </table:table-cell>
          <table:table-cell table:style-name="Table3.A11" office:value-type="string">
            <text:p text:style-name="P10"><text:s/>None</text:p>
          </table:table-cell>
          <table:table-cell table:style-name="Table3.A11" office:value-type="string">
            <text:p text:style-name="P1">0.6</text:p>
          </table:table-cell>
          <table:table-cell table:style-name="Table3.A11" office:value-type="string">
            <text:p text:style-name="P1">0.5591</text:p>
          </table:table-cell>
          <table:table-cell table:style-name="Table3.A11" office:value-type="string">
            <text:p text:style-name="P1">0.53</text:p>
          </table:table-cell>
          <table:table-cell table:style-name="Table3.A11" office:value-type="string">
            <text:p text:style-name="P1">0.60</text:p>
          </table:table-cell>
          <table:table-cell table:style-name="Table3.A11" office:value-type="string">
            <text:p text:style-name="P1">0.5631</text:p>
          </table:table-cell>
          <table:table-cell table:style-name="Table3.A11" office:value-type="string">
            <text:p text:style-name="P1">0.51</text:p>
          </table:table-cell>
          <table:table-cell table:style-name="Table3.J11" office:value-type="string">
            <text:p text:style-name="P1">0.65</text:p>
          </table:table-cell>
        </table:table-row>
      </table:table>
      <text:p text:style-name="P12"/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E"/>
        <table:table-column table:style-name="Table4.D"/>
        <table:table-column table:style-name="Table4.G"/>
        <table:table-row>
          <table:table-cell table:style-name="Table4.A1" table:number-columns-spanned="10" office:value-type="string">
            <text:p text:style-name="P14">2CT data – <text:span text:style-name="T2">Random Forest</text:span> – With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8">No. of trees</text:p>
          </table:table-cell>
          <table:table-cell table:style-name="Table4.A2" table:number-rows-spanned="2" office:value-type="string">
            <text:p text:style-name="P15">Max depth</text:p>
          </table:table-cell>
          <table:table-cell table:style-name="Table4.A2" table:number-rows-spanned="2" office:value-type="string">
            <text:p text:style-name="P15">Max features</text:p>
          </table:table-cell>
          <table:table-cell table:style-name="Table4.A2" table:number-rows-spanned="2" office:value-type="string">
            <text:p text:style-name="P7">Threshold</text:p>
          </table:table-cell>
          <table:table-cell table:style-name="Table4.A2" table:number-columns-spanned="3" office:value-type="string">
            <text:p text:style-name="P17">5-fold CV</text:p>
          </table:table-cell>
          <table:covered-table-cell/>
          <table:covered-table-cell/>
          <table:table-cell table:style-name="Table4.H2" table:number-columns-spanned="3" office:value-type="string">
            <text:p text:style-name="P17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4.A2" office:value-type="string">
            <text:p text:style-name="P7">Accuracy</text:p>
          </table:table-cell>
          <table:table-cell table:style-name="Table4.A2" office:value-type="string">
            <text:p text:style-name="P7">Sensitivity</text:p>
          </table:table-cell>
          <table:table-cell table:style-name="Table4.A2" office:value-type="string">
            <text:p text:style-name="P7">Specificity</text:p>
          </table:table-cell>
          <table:table-cell table:style-name="Table4.A2" office:value-type="string">
            <text:p text:style-name="P7">Accuracy</text:p>
          </table:table-cell>
          <table:table-cell table:style-name="Table4.A2" office:value-type="string">
            <text:p text:style-name="P7">Sensitivity</text:p>
          </table:table-cell>
          <table:table-cell table:style-name="Table4.H2" office:value-type="string">
            <text:p text:style-name="P7">Specificity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0"><text:s/>'auto'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616</text:p>
          </table:table-cell>
          <table:table-cell table:style-name="Table4.A4" office:value-type="string">
            <text:p text:style-name="P1">0.51</text:p>
          </table:table-cell>
          <table:table-cell table:style-name="Table4.A4" office:value-type="string">
            <text:p text:style-name="P1">0.64</text:p>
          </table:table-cell>
          <table:table-cell table:style-name="Table4.A4" office:value-type="string">
            <text:p text:style-name="P1">0.5534</text:p>
          </table:table-cell>
          <table:table-cell table:style-name="Table4.A4" office:value-type="string">
            <text:p text:style-name="P1">0.48</text:p>
          </table:table-cell>
          <table:table-cell table:style-name="Table4.J4" office:value-type="string">
            <text:p text:style-name="P1">0.68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3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554</text:p>
          </table:table-cell>
          <table:table-cell table:style-name="Table4.A4" office:value-type="string">
            <text:p text:style-name="P1">0.49</text:p>
          </table:table-cell>
          <table:table-cell table:style-name="Table4.A4" office:value-type="string">
            <text:p text:style-name="P1">0.66</text:p>
          </table:table-cell>
          <table:table-cell table:style-name="Table4.A4" office:value-type="string">
            <text:p text:style-name="P1">0.5518</text:p>
          </table:table-cell>
          <table:table-cell table:style-name="Table4.A4" office:value-type="string">
            <text:p text:style-name="P1">0.48</text:p>
          </table:table-cell>
          <table:table-cell table:style-name="Table4.J4" office:value-type="string">
            <text:p text:style-name="P1">0.69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4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703</text:p>
          </table:table-cell>
          <table:table-cell table:style-name="Table4.A4" office:value-type="string">
            <text:p text:style-name="P1">0.52</text:p>
          </table:table-cell>
          <table:table-cell table:style-name="Table4.A4" office:value-type="string">
            <text:p text:style-name="P1">0.65</text:p>
          </table:table-cell>
          <table:table-cell table:style-name="Table4.A4" office:value-type="string">
            <text:p text:style-name="P1">0.5542</text:p>
          </table:table-cell>
          <table:table-cell table:style-name="Table4.A4" office:value-type="string">
            <text:p text:style-name="P1">0.50</text:p>
          </table:table-cell>
          <table:table-cell table:style-name="Table4.J4" office:value-type="string">
            <text:p text:style-name="P1">0.66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5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758</text:p>
          </table:table-cell>
          <table:table-cell table:style-name="Table4.A4" office:value-type="string">
            <text:p text:style-name="P1">0.52</text:p>
          </table:table-cell>
          <table:table-cell table:style-name="Table4.A4" office:value-type="string">
            <text:p text:style-name="P1">0.66</text:p>
          </table:table-cell>
          <table:table-cell table:style-name="Table4.A4" office:value-type="string">
            <text:p text:style-name="P1">0.5582</text:p>
          </table:table-cell>
          <table:table-cell table:style-name="Table4.A4" office:value-type="string">
            <text:p text:style-name="P1">0.51</text:p>
          </table:table-cell>
          <table:table-cell table:style-name="Table4.J4" office:value-type="string">
            <text:p text:style-name="P1">0.65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777</text:p>
          </table:table-cell>
          <table:table-cell table:style-name="Table4.A4" office:value-type="string">
            <text:p text:style-name="P1">0.54</text:p>
          </table:table-cell>
          <table:table-cell table:style-name="Table4.A4" office:value-type="string">
            <text:p text:style-name="P1">0.63</text:p>
          </table:table-cell>
          <table:table-cell table:style-name="Table4.A4" office:value-type="string">
            <text:p text:style-name="P1">0.5526</text:p>
          </table:table-cell>
          <table:table-cell table:style-name="Table4.A4" office:value-type="string">
            <text:p text:style-name="P1">0.51</text:p>
          </table:table-cell>
          <table:table-cell table:style-name="Table4.J4" office:value-type="string">
            <text:p text:style-name="P1">0.62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">0.7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789</text:p>
          </table:table-cell>
          <table:table-cell table:style-name="Table4.A4" office:value-type="string">
            <text:p text:style-name="P1">0.53</text:p>
          </table:table-cell>
          <table:table-cell table:style-name="Table4.A4" office:value-type="string">
            <text:p text:style-name="P1">0.66</text:p>
          </table:table-cell>
          <table:table-cell table:style-name="Table4.A4" office:value-type="string">
            <text:p text:style-name="P1">0.5606</text:p>
          </table:table-cell>
          <table:table-cell table:style-name="Table4.A4" office:value-type="string">
            <text:p text:style-name="P1">0.52</text:p>
          </table:table-cell>
          <table:table-cell table:style-name="Table4.J4" office:value-type="string">
            <text:p text:style-name="P1">0.64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4</text:p>
          </table:table-cell>
          <table:table-cell table:style-name="Table4.A4" office:value-type="string">
            <text:p text:style-name="P10"><text:s/>None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820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63</text:p>
          </table:table-cell>
          <table:table-cell table:style-name="Table4.A4" office:value-type="string">
            <text:p text:style-name="P1">0.5639</text:p>
          </table:table-cell>
          <table:table-cell table:style-name="Table4.A4" office:value-type="string">
            <text:p text:style-name="P1">0.53</text:p>
          </table:table-cell>
          <table:table-cell table:style-name="Table4.J4" office:value-type="string">
            <text:p text:style-name="P1">0.62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10"><text:s/>'auto'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5901</text:p>
          </table:table-cell>
          <table:table-cell table:style-name="Table4.A11" office:value-type="string">
            <text:p text:style-name="P1">0.62</text:p>
          </table:table-cell>
          <table:table-cell table:style-name="Table4.A11" office:value-type="string">
            <text:p text:style-name="P1">0.54</text:p>
          </table:table-cell>
          <table:table-cell table:style-name="Table4.A11" office:value-type="string">
            <text:p text:style-name="P1">0.5847</text:p>
          </table:table-cell>
          <table:table-cell table:style-name="Table4.A11" office:value-type="string">
            <text:p text:style-name="P1">0.61</text:p>
          </table:table-cell>
          <table:table-cell table:style-name="Table4.J11" office:value-type="string">
            <text:p text:style-name="P1">0.54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1">0.3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6092</text:p>
          </table:table-cell>
          <table:table-cell table:style-name="Table4.A11" office:value-type="string">
            <text:p text:style-name="P1">0.64</text:p>
          </table:table-cell>
          <table:table-cell table:style-name="Table4.A11" office:value-type="string">
            <text:p text:style-name="P1">0.56</text:p>
          </table:table-cell>
          <table:table-cell table:style-name="Table4.A11" office:value-type="string">
            <text:p text:style-name="P1">0.5952</text:p>
          </table:table-cell>
          <table:table-cell table:style-name="Table4.A11" office:value-type="string">
            <text:p text:style-name="P1">0.60</text:p>
          </table:table-cell>
          <table:table-cell table:style-name="Table4.J11" office:value-type="string">
            <text:p text:style-name="P1">0.59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1">0.4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5981</text:p>
          </table:table-cell>
          <table:table-cell table:style-name="Table4.A11" office:value-type="string">
            <text:p text:style-name="P1">0.64</text:p>
          </table:table-cell>
          <table:table-cell table:style-name="Table4.A11" office:value-type="string">
            <text:p text:style-name="P1">0.52</text:p>
          </table:table-cell>
          <table:table-cell table:style-name="Table4.A11" office:value-type="string">
            <text:p text:style-name="P1">0.6016</text:p>
          </table:table-cell>
          <table:table-cell table:style-name="Table4.A11" office:value-type="string">
            <text:p text:style-name="P1">0.62</text:p>
          </table:table-cell>
          <table:table-cell table:style-name="Table4.J11" office:value-type="string">
            <text:p text:style-name="P1">0.57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1">0.5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6068</text:p>
          </table:table-cell>
          <table:table-cell table:style-name="Table4.A11" office:value-type="string">
            <text:p text:style-name="P1">0.64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6169</text:p>
          </table:table-cell>
          <table:table-cell table:style-name="Table4.A11" office:value-type="string">
            <text:p text:style-name="P1">0.64</text:p>
          </table:table-cell>
          <table:table-cell table:style-name="Table4.J11" office:value-type="string">
            <text:p text:style-name="P1">0.58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6024</text:p>
          </table:table-cell>
          <table:table-cell table:style-name="Table4.A11" office:value-type="string">
            <text:p text:style-name="P1">0.64</text:p>
          </table:table-cell>
          <table:table-cell table:style-name="Table4.A11" office:value-type="string">
            <text:p text:style-name="P1">0.54</text:p>
          </table:table-cell>
          <table:table-cell table:style-name="Table4.A11" office:value-type="string">
            <text:p text:style-name="P1">0.5912</text:p>
          </table:table-cell>
          <table:table-cell table:style-name="Table4.A11" office:value-type="string">
            <text:p text:style-name="P1">0.61</text:p>
          </table:table-cell>
          <table:table-cell table:style-name="Table4.J11" office:value-type="string">
            <text:p text:style-name="P1">0.56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1">0.7</text:p>
          </table:table-cell>
          <table:table-cell table:style-name="Table4.A11" office:value-type="string">
            <text:p text:style-name="P1">0.55</text:p>
          </table:table-cell>
          <table:table-cell table:style-name="Table4.A11" office:value-type="string">
            <text:p text:style-name="P1">0.5981</text:p>
          </table:table-cell>
          <table:table-cell table:style-name="Table4.A11" office:value-type="string">
            <text:p text:style-name="P1">0.64</text:p>
          </table:table-cell>
          <table:table-cell table:style-name="Table4.A11" office:value-type="string">
            <text:p text:style-name="P1">0.54</text:p>
          </table:table-cell>
          <table:table-cell table:style-name="Table4.A11" office:value-type="string">
            <text:p text:style-name="P1">0.5888</text:p>
          </table:table-cell>
          <table:table-cell table:style-name="Table4.A11" office:value-type="string">
            <text:p text:style-name="P1">0.61</text:p>
          </table:table-cell>
          <table:table-cell table:style-name="Table4.J11" office:value-type="string">
            <text:p text:style-name="P1">0.54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">8</text:p>
          </table:table-cell>
          <table:table-cell table:style-name="Table4.A11" office:value-type="string">
            <text:p text:style-name="P10"><text:s/>None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616</text:p>
          </table:table-cell>
          <table:table-cell table:style-name="Table4.A11" office:value-type="string">
            <text:p text:style-name="P1">0.51</text:p>
          </table:table-cell>
          <table:table-cell table:style-name="Table4.A11" office:value-type="string">
            <text:p text:style-name="P1">0.64</text:p>
          </table:table-cell>
          <table:table-cell table:style-name="Table4.A11" office:value-type="string">
            <text:p text:style-name="P1">0.5518</text:p>
          </table:table-cell>
          <table:table-cell table:style-name="Table4.A11" office:value-type="string">
            <text:p text:style-name="P1">0.49</text:p>
          </table:table-cell>
          <table:table-cell table:style-name="Table4.J11" office:value-type="string">
            <text:p text:style-name="P1">0.67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0"><text:s/>'auto'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814</text:p>
          </table:table-cell>
          <table:table-cell table:style-name="Table4.A4" office:value-type="string">
            <text:p text:style-name="P1">0.62</text:p>
          </table:table-cell>
          <table:table-cell table:style-name="Table4.A4" office:value-type="string">
            <text:p text:style-name="P1">0.52</text:p>
          </table:table-cell>
          <table:table-cell table:style-name="Table4.A4" office:value-type="string">
            <text:p text:style-name="P1">0.5976</text:p>
          </table:table-cell>
          <table:table-cell table:style-name="Table4.A4" office:value-type="string">
            <text:p text:style-name="P1">0.59</text:p>
          </table:table-cell>
          <table:table-cell table:style-name="Table4.J4" office:value-type="string">
            <text:p text:style-name="P1">0.61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3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6086</text:p>
          </table:table-cell>
          <table:table-cell table:style-name="Table4.A4" office:value-type="string">
            <text:p text:style-name="P1">0.65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896</text:p>
          </table:table-cell>
          <table:table-cell table:style-name="Table4.A4" office:value-type="string">
            <text:p text:style-name="P1">0.60</text:p>
          </table:table-cell>
          <table:table-cell table:style-name="Table4.J4" office:value-type="string">
            <text:p text:style-name="P1">0.57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4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957</text:p>
          </table:table-cell>
          <table:table-cell table:style-name="Table4.A4" office:value-type="string">
            <text:p text:style-name="P1">0.61</text:p>
          </table:table-cell>
          <table:table-cell table:style-name="Table4.A4" office:value-type="string">
            <text:p text:style-name="P1">0.58</text:p>
          </table:table-cell>
          <table:table-cell table:style-name="Table4.A4" office:value-type="string">
            <text:p text:style-name="P1">0.5703</text:p>
          </table:table-cell>
          <table:table-cell table:style-name="Table4.A4" office:value-type="string">
            <text:p text:style-name="P1">0.56</text:p>
          </table:table-cell>
          <table:table-cell table:style-name="Table4.J4" office:value-type="string">
            <text:p text:style-name="P1">0.59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5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6043</text:p>
          </table:table-cell>
          <table:table-cell table:style-name="Table4.A4" office:value-type="string">
            <text:p text:style-name="P1">0.63</text:p>
          </table:table-cell>
          <table:table-cell table:style-name="Table4.A4" office:value-type="string">
            <text:p text:style-name="P1">0.56</text:p>
          </table:table-cell>
          <table:table-cell table:style-name="Table4.A4" office:value-type="string">
            <text:p text:style-name="P1">0.5807</text:p>
          </table:table-cell>
          <table:table-cell table:style-name="Table4.A4" office:value-type="string">
            <text:p text:style-name="P1">0.57</text:p>
          </table:table-cell>
          <table:table-cell table:style-name="Table4.J4" office:value-type="string">
            <text:p text:style-name="P1">0.60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994</text:p>
          </table:table-cell>
          <table:table-cell table:style-name="Table4.A4" office:value-type="string">
            <text:p text:style-name="P1">0.61</text:p>
          </table:table-cell>
          <table:table-cell table:style-name="Table4.A4" office:value-type="string">
            <text:p text:style-name="P1">0.59</text:p>
          </table:table-cell>
          <table:table-cell table:style-name="Table4.A4" office:value-type="string">
            <text:p text:style-name="P1">0.5783</text:p>
          </table:table-cell>
          <table:table-cell table:style-name="Table4.A4" office:value-type="string">
            <text:p text:style-name="P1">0.57</text:p>
          </table:table-cell>
          <table:table-cell table:style-name="Table4.J4" office:value-type="string">
            <text:p text:style-name="P1">0.60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">0.7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907</text:p>
          </table:table-cell>
          <table:table-cell table:style-name="Table4.A4" office:value-type="string">
            <text:p text:style-name="P1">0.60</text:p>
          </table:table-cell>
          <table:table-cell table:style-name="Table4.A4" office:value-type="string">
            <text:p text:style-name="P1">0.57</text:p>
          </table:table-cell>
          <table:table-cell table:style-name="Table4.A4" office:value-type="string">
            <text:p text:style-name="P1">0.5863</text:p>
          </table:table-cell>
          <table:table-cell table:style-name="Table4.A4" office:value-type="string">
            <text:p text:style-name="P1">0.59</text:p>
          </table:table-cell>
          <table:table-cell table:style-name="Table4.J4" office:value-type="string">
            <text:p text:style-name="P1">0.58</text:p>
          </table:table-cell>
        </table:table-row>
        <table:table-row>
          <table:table-cell table:style-name="Table4.A4" office:value-type="string">
            <text:p text:style-name="P1">20</text:p>
          </table:table-cell>
          <table:table-cell table:style-name="Table4.A4" office:value-type="string">
            <text:p text:style-name="P1">16</text:p>
          </table:table-cell>
          <table:table-cell table:style-name="Table4.A4" office:value-type="string">
            <text:p text:style-name="P10"><text:s/>None</text:p>
          </table:table-cell>
          <table:table-cell table:style-name="Table4.A4" office:value-type="string">
            <text:p text:style-name="P1">0.6</text:p>
          </table:table-cell>
          <table:table-cell table:style-name="Table4.A4" office:value-type="string">
            <text:p text:style-name="P1">0.5857</text:p>
          </table:table-cell>
          <table:table-cell table:style-name="Table4.A4" office:value-type="string">
            <text:p text:style-name="P1">0.61</text:p>
          </table:table-cell>
          <table:table-cell table:style-name="Table4.A4" office:value-type="string">
            <text:p text:style-name="P1">0.55</text:p>
          </table:table-cell>
          <table:table-cell table:style-name="Table4.A4" office:value-type="string">
            <text:p text:style-name="P1">0.5647</text:p>
          </table:table-cell>
          <table:table-cell table:style-name="Table4.A4" office:value-type="string">
            <text:p text:style-name="P1">0.56</text:p>
          </table:table-cell>
          <table:table-cell table:style-name="Table4.J4" office:value-type="string">
            <text:p text:style-name="P1">0.58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0">None</text:p>
          </table:table-cell>
          <table:table-cell table:style-name="Table4.A11" office:value-type="string">
            <text:p text:style-name="P10"><text:s/>'auto'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827</text:p>
          </table:table-cell>
          <table:table-cell table:style-name="Table4.A11" office:value-type="string">
            <text:p text:style-name="P1">0.58</text:p>
          </table:table-cell>
          <table:table-cell table:style-name="Table4.A11" office:value-type="string">
            <text:p text:style-name="P1">0.59</text:p>
          </table:table-cell>
          <table:table-cell table:style-name="Table4.A11" office:value-type="string">
            <text:p text:style-name="P1">0.5663</text:p>
          </table:table-cell>
          <table:table-cell table:style-name="Table4.A11" office:value-type="string">
            <text:p text:style-name="P1">0.55</text:p>
          </table:table-cell>
          <table:table-cell table:style-name="Table4.J11" office:value-type="string">
            <text:p text:style-name="P1">0.59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0">None</text:p>
          </table:table-cell>
          <table:table-cell table:style-name="Table4.A11" office:value-type="string">
            <text:p text:style-name="P1">0.3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938</text:p>
          </table:table-cell>
          <table:table-cell table:style-name="Table4.A11" office:value-type="string">
            <text:p text:style-name="P1">0.60</text:p>
          </table:table-cell>
          <table:table-cell table:style-name="Table4.A11" office:value-type="string">
            <text:p text:style-name="P1">0.59</text:p>
          </table:table-cell>
          <table:table-cell table:style-name="Table4.A11" office:value-type="string">
            <text:p text:style-name="P1">0.5936</text:p>
          </table:table-cell>
          <table:table-cell table:style-name="Table4.A11" office:value-type="string">
            <text:p text:style-name="P1">0.58</text:p>
          </table:table-cell>
          <table:table-cell table:style-name="Table4.J11" office:value-type="string">
            <text:p text:style-name="P1">0.63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0">None</text:p>
          </table:table-cell>
          <table:table-cell table:style-name="Table4.A11" office:value-type="string">
            <text:p text:style-name="P1">0.4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851</text:p>
          </table:table-cell>
          <table:table-cell table:style-name="Table4.A11" office:value-type="string">
            <text:p text:style-name="P1">0.59</text:p>
          </table:table-cell>
          <table:table-cell table:style-name="Table4.A11" office:value-type="string">
            <text:p text:style-name="P1">0.58</text:p>
          </table:table-cell>
          <table:table-cell table:style-name="Table4.A11" office:value-type="string">
            <text:p text:style-name="P1">0.5614</text:p>
          </table:table-cell>
          <table:table-cell table:style-name="Table4.A11" office:value-type="string">
            <text:p text:style-name="P1">0.53</text:p>
          </table:table-cell>
          <table:table-cell table:style-name="Table4.J11" office:value-type="string">
            <text:p text:style-name="P1">0.62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0">None</text:p>
          </table:table-cell>
          <table:table-cell table:style-name="Table4.A11" office:value-type="string">
            <text:p text:style-name="P1">0.5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851</text:p>
          </table:table-cell>
          <table:table-cell table:style-name="Table4.A11" office:value-type="string">
            <text:p text:style-name="P1">0.59</text:p>
          </table:table-cell>
          <table:table-cell table:style-name="Table4.A11" office:value-type="string">
            <text:p text:style-name="P1">0.57</text:p>
          </table:table-cell>
          <table:table-cell table:style-name="Table4.A11" office:value-type="string">
            <text:p text:style-name="P1">0.5775</text:p>
          </table:table-cell>
          <table:table-cell table:style-name="Table4.A11" office:value-type="string">
            <text:p text:style-name="P1">0.56</text:p>
          </table:table-cell>
          <table:table-cell table:style-name="Table4.J11" office:value-type="string">
            <text:p text:style-name="P1">0.61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0">None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876</text:p>
          </table:table-cell>
          <table:table-cell table:style-name="Table4.A11" office:value-type="string">
            <text:p text:style-name="P1">0.58</text:p>
          </table:table-cell>
          <table:table-cell table:style-name="Table4.A11" office:value-type="string">
            <text:p text:style-name="P1">0.60</text:p>
          </table:table-cell>
          <table:table-cell table:style-name="Table4.A11" office:value-type="string">
            <text:p text:style-name="P1">0.5647</text:p>
          </table:table-cell>
          <table:table-cell table:style-name="Table4.A11" office:value-type="string">
            <text:p text:style-name="P1">0.55</text:p>
          </table:table-cell>
          <table:table-cell table:style-name="Table4.J11" office:value-type="string">
            <text:p text:style-name="P1">0.60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0">None</text:p>
          </table:table-cell>
          <table:table-cell table:style-name="Table4.A11" office:value-type="string">
            <text:p text:style-name="P1">0.7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6031</text:p>
          </table:table-cell>
          <table:table-cell table:style-name="Table4.A11" office:value-type="string">
            <text:p text:style-name="P1">0.60</text:p>
          </table:table-cell>
          <table:table-cell table:style-name="Table4.A11" office:value-type="string">
            <text:p text:style-name="P1">0.60</text:p>
          </table:table-cell>
          <table:table-cell table:style-name="Table4.A11" office:value-type="string">
            <text:p text:style-name="P1">0.5590</text:p>
          </table:table-cell>
          <table:table-cell table:style-name="Table4.A11" office:value-type="string">
            <text:p text:style-name="P1">0.53</text:p>
          </table:table-cell>
          <table:table-cell table:style-name="Table4.J11" office:value-type="string">
            <text:p text:style-name="P1">0.61</text:p>
          </table:table-cell>
        </table:table-row>
        <table:table-row>
          <table:table-cell table:style-name="Table4.A11" office:value-type="string">
            <text:p text:style-name="P1">20</text:p>
          </table:table-cell>
          <table:table-cell table:style-name="Table4.A11" office:value-type="string">
            <text:p text:style-name="P10">None</text:p>
          </table:table-cell>
          <table:table-cell table:style-name="Table4.A11" office:value-type="string">
            <text:p text:style-name="P10"><text:s/>None</text:p>
          </table:table-cell>
          <table:table-cell table:style-name="Table4.A11" office:value-type="string">
            <text:p text:style-name="P1">0.6</text:p>
          </table:table-cell>
          <table:table-cell table:style-name="Table4.A11" office:value-type="string">
            <text:p text:style-name="P1">0.5833</text:p>
          </table:table-cell>
          <table:table-cell table:style-name="Table4.A11" office:value-type="string">
            <text:p text:style-name="P1">0.59</text:p>
          </table:table-cell>
          <table:table-cell table:style-name="Table4.A11" office:value-type="string">
            <text:p text:style-name="P1">0.57</text:p>
          </table:table-cell>
          <table:table-cell table:style-name="Table4.A11" office:value-type="string">
            <text:p text:style-name="P1">0.5727</text:p>
          </table:table-cell>
          <table:table-cell table:style-name="Table4.A11" office:value-type="string">
            <text:p text:style-name="P1">0.56</text:p>
          </table:table-cell>
          <table:table-cell table:style-name="Table4.J11" office:value-type="string">
            <text:p text:style-name="P1">0.60</text:p>
          </table:table-cell>
        </table:table-row>
      </table:table>
      <text:p text:style-name="P12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E"/>
        <table:table-column table:style-name="Table5.D"/>
        <table:table-column table:style-name="Table5.G"/>
        <table:table-row>
          <table:table-cell table:style-name="Table5.A1" table:number-columns-spanned="10" office:value-type="string">
            <text:p text:style-name="P14">2CT data – <text:span text:style-name="T2">Random Forest</text:span> – With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rows-spanned="2" office:value-type="string">
            <text:p text:style-name="P8">No. of trees</text:p>
          </table:table-cell>
          <table:table-cell table:style-name="Table5.A2" table:number-rows-spanned="2" office:value-type="string">
            <text:p text:style-name="P15">Max depth</text:p>
          </table:table-cell>
          <table:table-cell table:style-name="Table5.A2" table:number-rows-spanned="2" office:value-type="string">
            <text:p text:style-name="P15">Max features</text:p>
          </table:table-cell>
          <table:table-cell table:style-name="Table5.A2" table:number-rows-spanned="2" office:value-type="string">
            <text:p text:style-name="P7">Threshold</text:p>
          </table:table-cell>
          <table:table-cell table:style-name="Table5.A2" table:number-columns-spanned="3" office:value-type="string">
            <text:p text:style-name="P17">5-fold CV</text:p>
          </table:table-cell>
          <table:covered-table-cell/>
          <table:covered-table-cell/>
          <table:table-cell table:style-name="Table5.H2" table:number-columns-spanned="3" office:value-type="string">
            <text:p text:style-name="P17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5.A2" office:value-type="string">
            <text:p text:style-name="P7">Accuracy</text:p>
          </table:table-cell>
          <table:table-cell table:style-name="Table5.A2" office:value-type="string">
            <text:p text:style-name="P7">Sensitivity</text:p>
          </table:table-cell>
          <table:table-cell table:style-name="Table5.A2" office:value-type="string">
            <text:p text:style-name="P7">Specificity</text:p>
          </table:table-cell>
          <table:table-cell table:style-name="Table5.A2" office:value-type="string">
            <text:p text:style-name="P7">Accuracy</text:p>
          </table:table-cell>
          <table:table-cell table:style-name="Table5.A2" office:value-type="string">
            <text:p text:style-name="P7">Sensitivity</text:p>
          </table:table-cell>
          <table:table-cell table:style-name="Table5.H2" office:value-type="string">
            <text:p text:style-name="P7">Specificity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10"><text:s/>'auto'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721</text:p>
          </table:table-cell>
          <table:table-cell table:style-name="Table5.A4" office:value-type="string">
            <text:p text:style-name="P1">0.52</text:p>
          </table:table-cell>
          <table:table-cell table:style-name="Table5.A4" office:value-type="string">
            <text:p text:style-name="P1">0.66</text:p>
          </table:table-cell>
          <table:table-cell table:style-name="Table5.A4" office:value-type="string">
            <text:p text:style-name="P1">0.5614</text:p>
          </table:table-cell>
          <table:table-cell table:style-name="Table5.A4" office:value-type="string">
            <text:p text:style-name="P1">0.49</text:p>
          </table:table-cell>
          <table:table-cell table:style-name="Table5.J4" office:value-type="string">
            <text:p text:style-name="P1">0.70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1">0.3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542</text:p>
          </table:table-cell>
          <table:table-cell table:style-name="Table5.A4" office:value-type="string">
            <text:p text:style-name="P1">0.48</text:p>
          </table:table-cell>
          <table:table-cell table:style-name="Table5.A4" office:value-type="string">
            <text:p text:style-name="P1">0.67</text:p>
          </table:table-cell>
          <table:table-cell table:style-name="Table5.A4" office:value-type="string">
            <text:p text:style-name="P1">0.5486</text:p>
          </table:table-cell>
          <table:table-cell table:style-name="Table5.A4" office:value-type="string">
            <text:p text:style-name="P1">0.47</text:p>
          </table:table-cell>
          <table:table-cell table:style-name="Table5.J4" office:value-type="string">
            <text:p text:style-name="P1">0.70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1">0.4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610</text:p>
          </table:table-cell>
          <table:table-cell table:style-name="Table5.A4" office:value-type="string">
            <text:p text:style-name="P1">0.51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526</text:p>
          </table:table-cell>
          <table:table-cell table:style-name="Table5.A4" office:value-type="string">
            <text:p text:style-name="P1">0.50</text:p>
          </table:table-cell>
          <table:table-cell table:style-name="Table5.J4" office:value-type="string">
            <text:p text:style-name="P1">0.65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1">0.5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851</text:p>
          </table:table-cell>
          <table:table-cell table:style-name="Table5.A4" office:value-type="string">
            <text:p text:style-name="P1">0.54</text:p>
          </table:table-cell>
          <table:table-cell table:style-name="Table5.A4" office:value-type="string">
            <text:p text:style-name="P1">0.66</text:p>
          </table:table-cell>
          <table:table-cell table:style-name="Table5.A4" office:value-type="string">
            <text:p text:style-name="P1">0.5735</text:p>
          </table:table-cell>
          <table:table-cell table:style-name="Table5.A4" office:value-type="string">
            <text:p text:style-name="P1">0.53</text:p>
          </table:table-cell>
          <table:table-cell table:style-name="Table5.J4" office:value-type="string">
            <text:p text:style-name="P1">0.66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758</text:p>
          </table:table-cell>
          <table:table-cell table:style-name="Table5.A4" office:value-type="string">
            <text:p text:style-name="P1">0.53</text:p>
          </table:table-cell>
          <table:table-cell table:style-name="Table5.A4" office:value-type="string">
            <text:p text:style-name="P1">0.65</text:p>
          </table:table-cell>
          <table:table-cell table:style-name="Table5.A4" office:value-type="string">
            <text:p text:style-name="P1">0.5526</text:p>
          </table:table-cell>
          <table:table-cell table:style-name="Table5.A4" office:value-type="string">
            <text:p text:style-name="P1">0.51</text:p>
          </table:table-cell>
          <table:table-cell table:style-name="Table5.J4" office:value-type="string">
            <text:p text:style-name="P1">0.63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1">0.7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789</text:p>
          </table:table-cell>
          <table:table-cell table:style-name="Table5.A4" office:value-type="string">
            <text:p text:style-name="P1">0.53</text:p>
          </table:table-cell>
          <table:table-cell table:style-name="Table5.A4" office:value-type="string">
            <text:p text:style-name="P1">0.66</text:p>
          </table:table-cell>
          <table:table-cell table:style-name="Table5.A4" office:value-type="string">
            <text:p text:style-name="P1">0.5639</text:p>
          </table:table-cell>
          <table:table-cell table:style-name="Table5.A4" office:value-type="string">
            <text:p text:style-name="P1">0.51</text:p>
          </table:table-cell>
          <table:table-cell table:style-name="Table5.J4" office:value-type="string">
            <text:p text:style-name="P1">0.66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4</text:p>
          </table:table-cell>
          <table:table-cell table:style-name="Table5.A4" office:value-type="string">
            <text:p text:style-name="P10"><text:s/>None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5826</text:p>
          </table:table-cell>
          <table:table-cell table:style-name="Table5.A4" office:value-type="string">
            <text:p text:style-name="P1">0.55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743</text:p>
          </table:table-cell>
          <table:table-cell table:style-name="Table5.A4" office:value-type="string">
            <text:p text:style-name="P1">0.54</text:p>
          </table:table-cell>
          <table:table-cell table:style-name="Table5.J4" office:value-type="string">
            <text:p text:style-name="P1">0.64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10"><text:s/>'auto'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5944</text:p>
          </table:table-cell>
          <table:table-cell table:style-name="Table5.A11" office:value-type="string">
            <text:p text:style-name="P1">0.62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5984</text:p>
          </table:table-cell>
          <table:table-cell table:style-name="Table5.A11" office:value-type="string">
            <text:p text:style-name="P1">0.61</text:p>
          </table:table-cell>
          <table:table-cell table:style-name="Table5.J11" office:value-type="string">
            <text:p text:style-name="P1">0.58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1">0.3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6148</text:p>
          </table:table-cell>
          <table:table-cell table:style-name="Table5.A11" office:value-type="string">
            <text:p text:style-name="P1">0.65</text:p>
          </table:table-cell>
          <table:table-cell table:style-name="Table5.A11" office:value-type="string">
            <text:p text:style-name="P1">0.56</text:p>
          </table:table-cell>
          <table:table-cell table:style-name="Table5.A11" office:value-type="string">
            <text:p text:style-name="P1">0.6088</text:p>
          </table:table-cell>
          <table:table-cell table:style-name="Table5.A11" office:value-type="string">
            <text:p text:style-name="P1">0.61</text:p>
          </table:table-cell>
          <table:table-cell table:style-name="Table5.J11" office:value-type="string">
            <text:p text:style-name="P1">0.60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1">0.4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6080</text:p>
          </table:table-cell>
          <table:table-cell table:style-name="Table5.A11" office:value-type="string">
            <text:p text:style-name="P1">0.66</text:p>
          </table:table-cell>
          <table:table-cell table:style-name="Table5.A11" office:value-type="string">
            <text:p text:style-name="P1">0.53</text:p>
          </table:table-cell>
          <table:table-cell table:style-name="Table5.A11" office:value-type="string">
            <text:p text:style-name="P1">0.6112</text:p>
          </table:table-cell>
          <table:table-cell table:style-name="Table5.A11" office:value-type="string">
            <text:p text:style-name="P1">0.64</text:p>
          </table:table-cell>
          <table:table-cell table:style-name="Table5.J11" office:value-type="string">
            <text:p text:style-name="P1">0.56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1">0.5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6049</text:p>
          </table:table-cell>
          <table:table-cell table:style-name="Table5.A11" office:value-type="string">
            <text:p text:style-name="P1">0.65</text:p>
          </table:table-cell>
          <table:table-cell table:style-name="Table5.A11" office:value-type="string">
            <text:p text:style-name="P1">0.54</text:p>
          </table:table-cell>
          <table:table-cell table:style-name="Table5.A11" office:value-type="string">
            <text:p text:style-name="P1">0.6096</text:p>
          </table:table-cell>
          <table:table-cell table:style-name="Table5.A11" office:value-type="string">
            <text:p text:style-name="P1">0.63</text:p>
          </table:table-cell>
          <table:table-cell table:style-name="Table5.J11" office:value-type="string">
            <text:p text:style-name="P1">0.58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6074</text:p>
          </table:table-cell>
          <table:table-cell table:style-name="Table5.A11" office:value-type="string">
            <text:p text:style-name="P1">0.65</text:p>
          </table:table-cell>
          <table:table-cell table:style-name="Table5.A11" office:value-type="string">
            <text:p text:style-name="P1">0.54</text:p>
          </table:table-cell>
          <table:table-cell table:style-name="Table5.A11" office:value-type="string">
            <text:p text:style-name="P1">0.5888</text:p>
          </table:table-cell>
          <table:table-cell table:style-name="Table5.A11" office:value-type="string">
            <text:p text:style-name="P1">0.61</text:p>
          </table:table-cell>
          <table:table-cell table:style-name="Table5.J11" office:value-type="string">
            <text:p text:style-name="P1">0.55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1">0.7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5987</text:p>
          </table:table-cell>
          <table:table-cell table:style-name="Table5.A11" office:value-type="string">
            <text:p text:style-name="P1">0.62</text:p>
          </table:table-cell>
          <table:table-cell table:style-name="Table5.A11" office:value-type="string">
            <text:p text:style-name="P1">0.56</text:p>
          </table:table-cell>
          <table:table-cell table:style-name="Table5.A11" office:value-type="string">
            <text:p text:style-name="P1">0.6016</text:p>
          </table:table-cell>
          <table:table-cell table:style-name="Table5.A11" office:value-type="string">
            <text:p text:style-name="P1">0.63</text:p>
          </table:table-cell>
          <table:table-cell table:style-name="Table5.J11" office:value-type="string">
            <text:p text:style-name="P1">0.55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">8</text:p>
          </table:table-cell>
          <table:table-cell table:style-name="Table5.A11" office:value-type="string">
            <text:p text:style-name="P10"><text:s/>None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783</text:p>
          </table:table-cell>
          <table:table-cell table:style-name="Table5.A11" office:value-type="string">
            <text:p text:style-name="P1">0.53</text:p>
          </table:table-cell>
          <table:table-cell table:style-name="Table5.A11" office:value-type="string">
            <text:p text:style-name="P1">0.66</text:p>
          </table:table-cell>
          <table:table-cell table:style-name="Table5.A11" office:value-type="string">
            <text:p text:style-name="P1">0.5454</text:p>
          </table:table-cell>
          <table:table-cell table:style-name="Table5.A11" office:value-type="string">
            <text:p text:style-name="P1">0.49</text:p>
          </table:table-cell>
          <table:table-cell table:style-name="Table5.J11" office:value-type="string">
            <text:p text:style-name="P1">0.65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10"><text:s/>'auto'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5926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2</text:p>
          </table:table-cell>
          <table:table-cell table:style-name="Table5.A4" office:value-type="string">
            <text:p text:style-name="P1">0.6024</text:p>
          </table:table-cell>
          <table:table-cell table:style-name="Table5.A4" office:value-type="string">
            <text:p text:style-name="P1">0.60</text:p>
          </table:table-cell>
          <table:table-cell table:style-name="Table5.J4" office:value-type="string">
            <text:p text:style-name="P1">0.60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1">0.3</text:p>
          </table:table-cell>
          <table:table-cell table:style-name="Table5.A4" office:value-type="string">
            <text:p text:style-name="P1">0.65</text:p>
          </table:table-cell>
          <table:table-cell table:style-name="Table5.A4" office:value-type="string">
            <text:p text:style-name="P1">0.5783</text:p>
          </table:table-cell>
          <table:table-cell table:style-name="Table5.A4" office:value-type="string">
            <text:p text:style-name="P1">0.54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406</text:p>
          </table:table-cell>
          <table:table-cell table:style-name="Table5.A4" office:value-type="string">
            <text:p text:style-name="P1">0.48</text:p>
          </table:table-cell>
          <table:table-cell table:style-name="Table5.J4" office:value-type="string">
            <text:p text:style-name="P1">0.66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1">0.4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6018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4</text:p>
          </table:table-cell>
          <table:table-cell table:style-name="Table5.A4" office:value-type="string">
            <text:p text:style-name="P1">0.5936</text:p>
          </table:table-cell>
          <table:table-cell table:style-name="Table5.A4" office:value-type="string">
            <text:p text:style-name="P1">0.60</text:p>
          </table:table-cell>
          <table:table-cell table:style-name="Table5.J4" office:value-type="string">
            <text:p text:style-name="P1">0.58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1">0.5</text:p>
          </table:table-cell>
          <table:table-cell table:style-name="Table5.A4" office:value-type="string">
            <text:p text:style-name="P1">0.65</text:p>
          </table:table-cell>
          <table:table-cell table:style-name="Table5.A4" office:value-type="string">
            <text:p text:style-name="P1">0.5783</text:p>
          </table:table-cell>
          <table:table-cell table:style-name="Table5.A4" office:value-type="string">
            <text:p text:style-name="P1">0.54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542</text:p>
          </table:table-cell>
          <table:table-cell table:style-name="Table5.A4" office:value-type="string">
            <text:p text:style-name="P1">0.48</text:p>
          </table:table-cell>
          <table:table-cell table:style-name="Table5.J4" office:value-type="string">
            <text:p text:style-name="P1">0.70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6018</text:p>
          </table:table-cell>
          <table:table-cell table:style-name="Table5.A4" office:value-type="string">
            <text:p text:style-name="P1">0.62</text:p>
          </table:table-cell>
          <table:table-cell table:style-name="Table5.A4" office:value-type="string">
            <text:p text:style-name="P1">0.57</text:p>
          </table:table-cell>
          <table:table-cell table:style-name="Table5.A4" office:value-type="string">
            <text:p text:style-name="P1">0.5847</text:p>
          </table:table-cell>
          <table:table-cell table:style-name="Table5.A4" office:value-type="string">
            <text:p text:style-name="P1">0.58</text:p>
          </table:table-cell>
          <table:table-cell table:style-name="Table5.J4" office:value-type="string">
            <text:p text:style-name="P1">0.59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1">0.7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6087</text:p>
          </table:table-cell>
          <table:table-cell table:style-name="Table5.A4" office:value-type="string">
            <text:p text:style-name="P1">0.64</text:p>
          </table:table-cell>
          <table:table-cell table:style-name="Table5.A4" office:value-type="string">
            <text:p text:style-name="P1">0.56</text:p>
          </table:table-cell>
          <table:table-cell table:style-name="Table5.A4" office:value-type="string">
            <text:p text:style-name="P1">0.5855</text:p>
          </table:table-cell>
          <table:table-cell table:style-name="Table5.A4" office:value-type="string">
            <text:p text:style-name="P1">0.60</text:p>
          </table:table-cell>
          <table:table-cell table:style-name="Table5.J4" office:value-type="string">
            <text:p text:style-name="P1">0.57</text:p>
          </table:table-cell>
        </table:table-row>
        <table:table-row>
          <table:table-cell table:style-name="Table5.A4" office:value-type="string">
            <text:p text:style-name="P1">30</text:p>
          </table:table-cell>
          <table:table-cell table:style-name="Table5.A4" office:value-type="string">
            <text:p text:style-name="P1">16</text:p>
          </table:table-cell>
          <table:table-cell table:style-name="Table5.A4" office:value-type="string">
            <text:p text:style-name="P10"><text:s/>None</text:p>
          </table:table-cell>
          <table:table-cell table:style-name="Table5.A4" office:value-type="string">
            <text:p text:style-name="P1">0.6</text:p>
          </table:table-cell>
          <table:table-cell table:style-name="Table5.A4" office:value-type="string">
            <text:p text:style-name="P1">0.6056</text:p>
          </table:table-cell>
          <table:table-cell table:style-name="Table5.A4" office:value-type="string">
            <text:p text:style-name="P1">0.63</text:p>
          </table:table-cell>
          <table:table-cell table:style-name="Table5.A4" office:value-type="string">
            <text:p text:style-name="P1">0.56</text:p>
          </table:table-cell>
          <table:table-cell table:style-name="Table5.A4" office:value-type="string">
            <text:p text:style-name="P1">0.5727</text:p>
          </table:table-cell>
          <table:table-cell table:style-name="Table5.A4" office:value-type="string">
            <text:p text:style-name="P1">0.57</text:p>
          </table:table-cell>
          <table:table-cell table:style-name="Table5.J4" office:value-type="string">
            <text:p text:style-name="P1">0.57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0">None</text:p>
          </table:table-cell>
          <table:table-cell table:style-name="Table5.A11" office:value-type="string">
            <text:p text:style-name="P10"><text:s/>'auto'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851</text:p>
          </table:table-cell>
          <table:table-cell table:style-name="Table5.A11" office:value-type="string">
            <text:p text:style-name="P1">0.60</text:p>
          </table:table-cell>
          <table:table-cell table:style-name="Table5.A11" office:value-type="string">
            <text:p text:style-name="P1">0.56</text:p>
          </table:table-cell>
          <table:table-cell table:style-name="Table5.A11" office:value-type="string">
            <text:p text:style-name="P1">0.5896</text:p>
          </table:table-cell>
          <table:table-cell table:style-name="Table5.A11" office:value-type="string">
            <text:p text:style-name="P1">0.59</text:p>
          </table:table-cell>
          <table:table-cell table:style-name="Table5.J11" office:value-type="string">
            <text:p text:style-name="P1">0.60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0">None</text:p>
          </table:table-cell>
          <table:table-cell table:style-name="Table5.A11" office:value-type="string">
            <text:p text:style-name="P1">0.3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987</text:p>
          </table:table-cell>
          <table:table-cell table:style-name="Table5.A11" office:value-type="string">
            <text:p text:style-name="P1">0.62</text:p>
          </table:table-cell>
          <table:table-cell table:style-name="Table5.A11" office:value-type="string">
            <text:p text:style-name="P1">0.57</text:p>
          </table:table-cell>
          <table:table-cell table:style-name="Table5.A11" office:value-type="string">
            <text:p text:style-name="P1">0.6000</text:p>
          </table:table-cell>
          <table:table-cell table:style-name="Table5.A11" office:value-type="string">
            <text:p text:style-name="P1">0.59</text:p>
          </table:table-cell>
          <table:table-cell table:style-name="Table5.J11" office:value-type="string">
            <text:p text:style-name="P1">0.62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0">None</text:p>
          </table:table-cell>
          <table:table-cell table:style-name="Table5.A11" office:value-type="string">
            <text:p text:style-name="P1">0.4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6056</text:p>
          </table:table-cell>
          <table:table-cell table:style-name="Table5.A11" office:value-type="string">
            <text:p text:style-name="P1">0.63</text:p>
          </table:table-cell>
          <table:table-cell table:style-name="Table5.A11" office:value-type="string">
            <text:p text:style-name="P1">0.57</text:p>
          </table:table-cell>
          <table:table-cell table:style-name="Table5.A11" office:value-type="string">
            <text:p text:style-name="P1">0.5767</text:p>
          </table:table-cell>
          <table:table-cell table:style-name="Table5.A11" office:value-type="string">
            <text:p text:style-name="P1">0.57</text:p>
          </table:table-cell>
          <table:table-cell table:style-name="Table5.J11" office:value-type="string">
            <text:p text:style-name="P1">0.60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0">None</text:p>
          </table:table-cell>
          <table:table-cell table:style-name="Table5.A11" office:value-type="string">
            <text:p text:style-name="P1">0.5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6037</text:p>
          </table:table-cell>
          <table:table-cell table:style-name="Table5.A11" office:value-type="string">
            <text:p text:style-name="P1">0.63</text:p>
          </table:table-cell>
          <table:table-cell table:style-name="Table5.A11" office:value-type="string">
            <text:p text:style-name="P1">0.57</text:p>
          </table:table-cell>
          <table:table-cell table:style-name="Table5.A11" office:value-type="string">
            <text:p text:style-name="P1">0.5888</text:p>
          </table:table-cell>
          <table:table-cell table:style-name="Table5.A11" office:value-type="string">
            <text:p text:style-name="P1">0.58</text:p>
          </table:table-cell>
          <table:table-cell table:style-name="Table5.J11" office:value-type="string">
            <text:p text:style-name="P1">0.60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0">None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963</text:p>
          </table:table-cell>
          <table:table-cell table:style-name="Table5.A11" office:value-type="string">
            <text:p text:style-name="P1">0.60</text:p>
          </table:table-cell>
          <table:table-cell table:style-name="Table5.A11" office:value-type="string">
            <text:p text:style-name="P1">0.59</text:p>
          </table:table-cell>
          <table:table-cell table:style-name="Table5.A11" office:value-type="string">
            <text:p text:style-name="P1">0.5904</text:p>
          </table:table-cell>
          <table:table-cell table:style-name="Table5.A11" office:value-type="string">
            <text:p text:style-name="P1">0.58</text:p>
          </table:table-cell>
          <table:table-cell table:style-name="Table5.J11" office:value-type="string">
            <text:p text:style-name="P1">0.61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0">None</text:p>
          </table:table-cell>
          <table:table-cell table:style-name="Table5.A11" office:value-type="string">
            <text:p text:style-name="P1">0.7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6037</text:p>
          </table:table-cell>
          <table:table-cell table:style-name="Table5.A11" office:value-type="string">
            <text:p text:style-name="P1">0.62</text:p>
          </table:table-cell>
          <table:table-cell table:style-name="Table5.A11" office:value-type="string">
            <text:p text:style-name="P1">0.58</text:p>
          </table:table-cell>
          <table:table-cell table:style-name="Table5.A11" office:value-type="string">
            <text:p text:style-name="P1">0.5863</text:p>
          </table:table-cell>
          <table:table-cell table:style-name="Table5.A11" office:value-type="string">
            <text:p text:style-name="P1">0.58</text:p>
          </table:table-cell>
          <table:table-cell table:style-name="Table5.J11" office:value-type="string">
            <text:p text:style-name="P1">0.60</text:p>
          </table:table-cell>
        </table:table-row>
        <table:table-row>
          <table:table-cell table:style-name="Table5.A11" office:value-type="string">
            <text:p text:style-name="P1">30</text:p>
          </table:table-cell>
          <table:table-cell table:style-name="Table5.A11" office:value-type="string">
            <text:p text:style-name="P10">None</text:p>
          </table:table-cell>
          <table:table-cell table:style-name="Table5.A11" office:value-type="string">
            <text:p text:style-name="P10"><text:s/>None</text:p>
          </table:table-cell>
          <table:table-cell table:style-name="Table5.A11" office:value-type="string">
            <text:p text:style-name="P1">0.6</text:p>
          </table:table-cell>
          <table:table-cell table:style-name="Table5.A11" office:value-type="string">
            <text:p text:style-name="P1">0.5981</text:p>
          </table:table-cell>
          <table:table-cell table:style-name="Table5.A11" office:value-type="string">
            <text:p text:style-name="P1">0.63</text:p>
          </table:table-cell>
          <table:table-cell table:style-name="Table5.A11" office:value-type="string">
            <text:p text:style-name="P1">0.55</text:p>
          </table:table-cell>
          <table:table-cell table:style-name="Table5.A11" office:value-type="string">
            <text:p text:style-name="P1">0.5775</text:p>
          </table:table-cell>
          <table:table-cell table:style-name="Table5.A11" office:value-type="string">
            <text:p text:style-name="P1">0.56</text:p>
          </table:table-cell>
          <table:table-cell table:style-name="Table5.J11" office:value-type="string">
            <text:p text:style-name="P1">0.61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23:26.427860815</meta:creation-date>
    <dc:date>2020-02-21T16:52:08.171058741</dc:date>
    <meta:editing-duration>PT1H17M28S</meta:editing-duration>
    <meta:editing-cycles>5</meta:editing-cycles>
    <meta:generator>LibreOffice/5.4.0.3$Linux_X86_64 LibreOffice_project/7556cbc6811c9d992f4064ab9287069087d7f62c</meta:generator>
    <meta:document-statistic meta:table-count="4" meta:image-count="0" meta:object-count="0" meta:page-count="4" meta:paragraph-count="1172" meta:word-count="1220" meta:character-count="5049" meta:non-whitespace-character-count="4961"/>
  </office:meta>
</office:document-meta>
</file>